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746cm"/>
    </style:style>
    <style:style style:name="co3" style:family="table-column">
      <style:table-column-properties fo:break-before="auto" style:column-width="2.08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316cm" fo:break-before="auto" style:use-optimal-row-height="true"/>
    </style:style>
    <style:style style:name="ro3" style:family="table-row">
      <style:table-row-properties style:row-height="1.73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5">
      <number:number number:decimal-places="2" number:grouping="true"/>
    </number:number-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2b2b2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99ffcc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3333" style:text-align-source="fix" style:repeat-content="false" fo:border="0.002cm solid #000000"/>
      <style:paragraph-properties fo:text-align="center" fo:margin-left="0cm"/>
    </style:style>
    <style:style style:name="ce5" style:family="table-cell" style:parent-style-name="Default">
      <style:table-cell-properties fo:background-color="#ff6600" style:text-align-source="fix" style:repeat-content="false" fo:border="0.002cm solid #000000"/>
      <style:paragraph-properties fo:text-align="center" fo:margin-left="0cm"/>
    </style:style>
    <style:style style:name="ce6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</style:style>
    <style:style style:name="ce7" style:family="table-cell" style:parent-style-name="Default">
      <style:table-cell-properties fo:background-color="#99ff33" style:text-align-source="fix" style:repeat-content="false" fo:border="0.002cm solid #000000"/>
      <style:paragraph-properties fo:text-align="center" fo:margin-left="0cm"/>
    </style:style>
    <style:style style:name="ce8" style:family="table-cell" style:parent-style-name="Default">
      <style:table-cell-properties fo:background-color="#00ffff" style:text-align-source="fix" style:repeat-content="false" fo:border="0.002cm solid #000000"/>
      <style:paragraph-properties fo:text-align="center" fo:margin-left="0cm"/>
    </style:style>
    <style:style style:name="ce9" style:family="table-cell" style:parent-style-name="Default">
      <style:table-cell-properties fo:background-color="#3399ff" style:text-align-source="fix" style:repeat-content="false" fo:border="0.002cm solid #000000"/>
      <style:paragraph-properties fo:text-align="center" fo:margin-left="0cm"/>
    </style:style>
    <style:style style:name="ce10" style:family="table-cell" style:parent-style-name="Default">
      <style:table-cell-properties fo:background-color="#0000ff" style:text-align-source="fix" style:repeat-content="false" fo:border="0.002cm solid #000000"/>
      <style:paragraph-properties fo:text-align="center" fo:margin-left="0cm"/>
    </style:style>
    <style:style style:name="ce11" style:family="table-cell" style:parent-style-name="Default">
      <style:table-cell-properties fo:background-color="#9900ff" style:text-align-source="fix" style:repeat-content="false" fo:border="0.002cm solid #000000"/>
      <style:paragraph-properties fo:text-align="center" fo:margin-left="0cm"/>
    </style:style>
    <style:style style:name="ce12" style:family="table-cell" style:parent-style-name="Default">
      <style:table-cell-properties fo:background-color="#ff33ff" style:text-align-source="fix" style:repeat-content="false" fo:border="0.002cm solid #000000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order-bottom="0.002cm solid #000000" style:text-align-source="fix" style:repeat-content="false" fo:border-left="0.105cm double #000000" style:border-line-width-left="0.035cm 0.035cm 0.035cm" fo:border-right="0.002cm solid #000000" fo:border-top="0.105cm double #000000" style:border-line-width-top="0.035cm 0.035cm 0.035cm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0.002cm solid #000000" fo:background-color="#b2b2b2" style:text-align-source="fix" style:repeat-content="false" fo:border-left="0.105cm double #000000" style:border-line-width-left="0.035cm 0.035cm 0.035cm" fo:border-right="0.105cm double #000000" style:border-line-width-right="0.035cm 0.035cm 0.035cm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0.002cm solid #000000" fo:background-color="#99ffcc" style:text-align-source="fix" style:repeat-content="false" fo:border-left="0.105cm double #000000" style:border-line-width-left="0.035cm 0.035cm 0.035cm" fo:border-right="0.002cm solid #000000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 style:data-style-name="N5">
      <style:table-cell-properties fo:border-bottom="0.002cm solid #000000" style:text-align-source="fix" style:repeat-content="false" fo:background-color="transparent" fo:border-left="0.105cm double #000000" style:border-line-width-left="0.035cm 0.035cm 0.035cm" fo:border-right="0.002cm solid #000000" fo:border-top="0.002cm solid #000000"/>
      <style:paragraph-properties fo:text-align="center" fo:margin-left="0cm"/>
    </style:style>
    <style:style style:name="ce19" style:family="table-cell" style:parent-style-name="Default">
      <style:table-cell-properties fo:border-bottom="0.002cm solid #000000" style:text-align-source="fix" style:repeat-content="false" fo:border-left="0.105cm double #000000" style:border-line-width-left="0.035cm 0.035cm 0.035cm" fo:border-right="0.002cm solid #000000" fo:border-top="0.002cm solid #000000"/>
      <style:paragraph-properties fo:text-align="center" fo:margin-left="0cm"/>
    </style:style>
    <style:style style:name="ce20" style:family="table-cell" style:parent-style-name="Default">
      <style:table-cell-properties fo:border-bottom="0.002cm solid #000000" style:text-align-source="fix" style:repeat-content="false" fo:background-color="transparent" fo:border-left="0.105cm double #000000" style:border-line-width-left="0.035cm 0.035cm 0.035cm" fo:border-right="0.002cm solid #000000" fo:border-top="0.002cm solid #000000"/>
      <style:paragraph-properties fo:text-align="center" fo:margin-left="0cm"/>
    </style:style>
    <style:style style:name="ce21" style:family="table-cell" style:parent-style-name="Default">
      <style:table-cell-properties fo:border-bottom="0.002cm solid #000000" fo:background-color="#ff3333" style:text-align-source="fix" style:repeat-content="false" fo:border-left="0.002cm solid #000000" fo:border-right="0.105cm double #000000" style:border-line-width-right="0.035cm 0.035cm 0.035cm" fo:border-top="0.002cm solid #000000"/>
      <style:paragraph-properties fo:text-align="center" fo:margin-left="0cm"/>
    </style:style>
    <style:style style:name="ce22" style:family="table-cell" style:parent-style-name="Default">
      <style:table-cell-properties fo:border-bottom="0.002cm solid #000000" fo:background-color="#99ff33" style:text-align-source="fix" style:repeat-content="false" fo:border-left="0.105cm double #000000" style:border-line-width-left="0.035cm 0.035cm 0.035cm" fo:border-right="0.002cm solid #000000" fo:border-top="0.002cm solid #000000"/>
      <style:paragraph-properties fo:text-align="center" fo:margin-left="0cm"/>
    </style:style>
    <style:style style:name="ce23" style:family="table-cell" style:parent-style-name="Default">
      <style:table-cell-properties fo:border-bottom="none" style:text-align-source="fix" style:repeat-content="false" fo:border-left="0.105cm double #000000" style:border-line-width-left="0.035cm 0.035cm 0.035cm" fo:border-right="none" fo:border-top="none"/>
      <style:paragraph-properties fo:text-align="center" fo:margin-left="0cm"/>
    </style:style>
    <style:style style:name="ce24" style:family="table-cell" style:parent-style-name="Default">
      <style:table-cell-properties fo:border-bottom="0.002cm solid #000000" style:text-align-source="fix" style:repeat-content="false" fo:border-left="0.002cm solid #000000" fo:border-right="0.105cm double #000000" style:border-line-width-right="0.035cm 0.035cm 0.035cm" fo:border-top="0.105cm double #000000" style:border-line-width-top="0.035cm 0.035cm 0.035cm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0.002cm solid #000000" fo:background-color="#b2b2b2" style:text-align-source="fix" style:repeat-content="false" fo:border-left="0.002cm solid #000000" fo:border-right="0.105cm double #000000" style:border-line-width-right="0.035cm 0.035cm 0.035cm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0.002cm solid #000000" fo:background-color="#99ffcc" style:text-align-source="fix" style:repeat-content="false" fo:border-left="0.002cm solid #000000" fo:border-right="0.105cm double #000000" style:border-line-width-right="0.035cm 0.035cm 0.035cm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 style:data-style-name="N5">
      <style:table-cell-properties fo:border-bottom="0.002cm solid #000000" style:text-align-source="fix" style:repeat-content="false" fo:background-color="transparent" fo:border-left="0.002cm solid #000000" fo:border-right="0.105cm double #000000" style:border-line-width-right="0.035cm 0.035cm 0.035cm" fo:border-top="0.002cm solid #000000"/>
      <style:paragraph-properties fo:text-align="center" fo:margin-left="0cm"/>
    </style:style>
    <style:style style:name="ce28" style:family="table-cell" style:parent-style-name="Default">
      <style:table-cell-properties fo:border-bottom="0.002cm solid #000000" style:text-align-source="fix" style:repeat-content="false" fo:border-left="0.002cm solid #000000" fo:border-right="0.105cm double #000000" style:border-line-width-right="0.035cm 0.035cm 0.035cm" fo:border-top="0.002cm solid #000000"/>
      <style:paragraph-properties fo:text-align="center" fo:margin-left="0cm"/>
    </style:style>
    <style:style style:name="ce29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0.105cm double #000000" style:border-line-width-right="0.035cm 0.035cm 0.035cm" fo:border-top="0.002cm solid #000000"/>
      <style:paragraph-properties fo:text-align="center" fo:margin-left="0cm"/>
    </style:style>
    <style:style style:name="ce30" style:family="table-cell" style:parent-style-name="Default">
      <style:table-cell-properties fo:border-bottom="none" style:text-align-source="fix" style:repeat-content="false" fo:border-left="none" fo:border-right="0.105cm double #000000" style:border-line-width-right="0.035cm 0.035cm 0.035cm" fo:border-top="none"/>
      <style:paragraph-properties fo:text-align="center" fo:margin-left="0cm"/>
    </style:style>
    <style:style style:name="ce31" style:family="table-cell" style:parent-style-name="Default" style:data-style-name="N5">
      <style:table-cell-properties style:text-align-source="fix" style:repeat-content="false" fo:background-color="transparent" fo:border="0.002cm solid #000000"/>
      <style:paragraph-properties fo:text-align="center" fo:margin-left="0cm"/>
    </style:style>
    <style:style style:name="ce32" style:family="table-cell" style:parent-style-name="Default">
      <style:table-cell-properties fo:border-bottom="none" fo:border-left="0.039cm double #000000" style:border-line-width-left="0.002cm 0.035cm 0.002cm" fo:border-right="0.039cm double #000000" style:border-line-width-right="0.002cm 0.035cm 0.002cm" fo:border-top="none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99ff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ff3333" style:text-align-source="fix" style:repeat-content="false"/>
      <style:paragraph-properties fo:text-align="center" fo:margin-left="0cm"/>
    </style:style>
    <style:style style:name="ce37" style:family="table-cell" style:parent-style-name="Default">
      <style:table-cell-properties fo:background-color="#ff6600" style:text-align-source="fix" style:repeat-content="false"/>
      <style:paragraph-properties fo:text-align="center" fo:margin-left="0cm"/>
    </style:style>
    <style:style style:name="ce38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39" style:family="table-cell" style:parent-style-name="Default">
      <style:table-cell-properties fo:background-color="#99ff33" style:text-align-source="fix" style:repeat-content="false"/>
      <style:paragraph-properties fo:text-align="center" fo:margin-left="0cm"/>
    </style:style>
    <style:style style:name="ce40" style:family="table-cell" style:parent-style-name="Default">
      <style:table-cell-properties fo:background-color="#00ffff" style:text-align-source="fix" style:repeat-content="false"/>
      <style:paragraph-properties fo:text-align="center" fo:margin-left="0cm"/>
    </style:style>
    <style:style style:name="ce41" style:family="table-cell" style:parent-style-name="Default">
      <style:table-cell-properties fo:background-color="#3399ff" style:text-align-source="fix" style:repeat-content="false"/>
      <style:paragraph-properties fo:text-align="center" fo:margin-left="0cm"/>
    </style:style>
    <style:style style:name="ce42" style:family="table-cell" style:parent-style-name="Default">
      <style:table-cell-properties fo:background-color="#0000ff" style:text-align-source="fix" style:repeat-content="false"/>
      <style:paragraph-properties fo:text-align="center" fo:margin-left="0cm"/>
    </style:style>
    <style:style style:name="ce43" style:family="table-cell" style:parent-style-name="Default">
      <style:table-cell-properties fo:background-color="#9900ff" style:text-align-source="fix" style:repeat-content="false"/>
      <style:paragraph-properties fo:text-align="center" fo:margin-left="0cm"/>
    </style:style>
    <style:style style:name="ce44" style:family="table-cell" style:parent-style-name="Default">
      <style:table-cell-properties fo:background-color="#ff33ff"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order-bottom="0.002cm solid #000000" style:text-align-source="fix" style:repeat-content="false" fo:border-left="0.039cm double #000000" style:border-line-width-left="0.002cm 0.035cm 0.002cm" fo:border-right="0.039cm double #000000" style:border-line-width-right="0.002cm 0.035cm 0.002cm" fo:border-top="0.039cm double #000000" style:border-line-width-top="0.002cm 0.035cm 0.002cm"/>
      <style:paragraph-properties fo:text-align="center" fo:margin-left="0cm"/>
      <style:text-properties fo:font-weight="bold" style:font-weight-asian="bold" style:font-weight-complex="bold"/>
    </style:style>
    <style:style style:name="ce46" style:family="table-cell" style:parent-style-name="Default">
      <style:table-cell-properties fo:border-bottom="0.002cm solid #000000" fo:background-color="#b2b2b2" style:text-align-source="fix" style:repeat-content="false" fo:border-left="0.039cm double #000000" style:border-line-width-left="0.002cm 0.035cm 0.002cm" fo:border-right="0.039cm double #000000" style:border-line-width-right="0.002cm 0.035cm 0.002cm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47" style:family="table-cell" style:parent-style-name="Default">
      <style:table-cell-properties fo:border-bottom="0.002cm solid #000000" fo:background-color="#99ffcc" style:text-align-source="fix" style:repeat-content="false" fo:border-left="0.039cm double #000000" style:border-line-width-left="0.002cm 0.035cm 0.002cm" fo:border-right="0.039cm double #000000" style:border-line-width-right="0.002cm 0.035cm 0.002cm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48" style:family="table-cell" style:parent-style-name="Default" style:data-style-name="N5">
      <style:table-cell-properties fo:border-bottom="0.002cm solid #000000" style:text-align-source="fix" style:repeat-content="false" fo:background-color="transparent" fo:border-left="0.039cm double #000000" style:border-line-width-left="0.002cm 0.035cm 0.002cm" fo:border-right="0.039cm double #000000" style:border-line-width-right="0.002cm 0.035cm 0.002cm" fo:border-top="0.002cm solid #000000"/>
      <style:paragraph-properties fo:text-align="center" fo:margin-left="0cm"/>
    </style:style>
    <style:style style:name="ce49" style:family="table-cell" style:parent-style-name="Default">
      <style:table-cell-properties fo:border-bottom="0.002cm solid #000000" style:text-align-source="fix" style:repeat-content="false" fo:border-left="0.039cm double #000000" style:border-line-width-left="0.002cm 0.035cm 0.002cm" fo:border-right="0.039cm double #000000" style:border-line-width-right="0.002cm 0.035cm 0.002cm" fo:border-top="0.002cm solid #000000"/>
      <style:paragraph-properties fo:text-align="center" fo:margin-left="0cm"/>
    </style:style>
    <style:style style:name="ce50" style:family="table-cell" style:parent-style-name="Default">
      <style:table-cell-properties fo:border-bottom="0.002cm solid #000000" fo:background-color="#ff3333" style:text-align-source="fix" style:repeat-content="false" fo:border-left="0.039cm double #000000" style:border-line-width-left="0.002cm 0.035cm 0.002cm" fo:border-right="0.039cm double #000000" style:border-line-width-right="0.002cm 0.035cm 0.002cm" fo:border-top="0.002cm solid #000000"/>
      <style:paragraph-properties fo:text-align="center" fo:margin-left="0cm"/>
    </style:style>
    <style:style style:name="ce51" style:family="table-cell" style:parent-style-name="Default">
      <style:table-cell-properties fo:border-bottom="0.002cm solid #000000" fo:background-color="#99ff33" style:text-align-source="fix" style:repeat-content="false" fo:border-left="0.039cm double #000000" style:border-line-width-left="0.002cm 0.035cm 0.002cm" fo:border-right="0.039cm double #000000" style:border-line-width-right="0.002cm 0.035cm 0.002cm" fo:border-top="0.002cm solid #000000"/>
      <style:paragraph-properties fo:text-align="center" fo:margin-left="0cm"/>
    </style:style>
  </office:automatic-styles>
  <office:body>
    <office:spreadsheet>
      <table:table table:name="tpSpot" table:style-name="ta1" table:print="false">
        <table:table-column table:style-name="co1" table:default-cell-style-name="ce14"/>
        <table:table-column table:style-name="co2" table:default-cell-style-name="ce14"/>
        <table:table-column table:style-name="co1" table:default-cell-style-name="ce23"/>
        <table:table-column table:style-name="co1" table:default-cell-style-name="ce30"/>
        <table:table-column table:style-name="co1" table:default-cell-style-name="ce23"/>
        <table:table-column table:style-name="co1" table:default-cell-style-name="ce30"/>
        <table:table-column table:style-name="co1" table:number-columns-repeated="2" table:default-cell-style-name="ce14"/>
        <table:table-column table:style-name="co3" table:number-columns-repeated="2" table:default-cell-style-name="ce14"/>
        <table:table-column table:style-name="co1" table:number-columns-repeated="2" table:default-cell-style-name="ce14"/>
        <table:table-column table:style-name="co1" table:default-cell-style-name="ce32"/>
        <table:table-column table:style-name="co1" table:number-columns-repeated="1011" table:default-cell-style-name="ce14"/>
        <table:table-row table:style-name="ro1">
          <table:table-cell table:style-name="ce1" table:number-columns-repeated="2"/>
          <table:table-cell table:style-name="ce15" office:value-type="string" table:number-columns-spanned="14" table:number-rows-spanned="1">
            <text:p>statistic</text:p>
          </table:table-cell>
          <table:covered-table-cell table:style-name="ce24"/>
          <table:covered-table-cell table:style-name="ce15"/>
          <table:covered-table-cell table:style-name="ce24"/>
          <table:covered-table-cell table:number-columns-repeated="6" table:style-name="ce1"/>
          <table:covered-table-cell/>
          <table:covered-table-cell table:number-columns-repeated="3" table:style-name="ce1"/>
          <table:table-cell table:style-name="ce33" table:number-columns-repeated="1008"/>
        </table:table-row>
        <table:table-row table:style-name="ro2">
          <table:table-cell table:style-name="ce2" office:value-type="string" table:number-columns-spanned="2" table:number-rows-spanned="1">
            <text:p>Quality</text:p>
          </table:table-cell>
          <table:covered-table-cell table:style-name="ce2"/>
          <table:table-cell table:style-name="ce16" office:value-type="string" table:number-columns-spanned="2" table:number-rows-spanned="1">
            <text:p>Accuracy</text:p>
          </table:table-cell>
          <table:covered-table-cell table:style-name="ce25"/>
          <table:table-cell table:style-name="ce16" office:value-type="string" table:number-columns-spanned="2" table:number-rows-spanned="1">
            <text:p>Fumble</text:p>
          </table:table-cell>
          <table:covered-table-cell table:style-name="ce25"/>
          <table:table-cell table:style-name="ce2" office:value-type="string">
            <text:p>Range</text:p>
          </table:table-cell>
          <table:table-cell table:style-name="ce2" office:value-type="string">
            <text:p>Warmup</text:p>
            <text:p>Base</text:p>
            <text:p>Seconds</text:p>
          </table:table-cell>
          <table:table-cell table:style-name="ce2" office:value-type="string">
            <text:p>ticks</text:p>
          </table:table-cell>
          <table:table-cell table:style-name="ce2" office:value-type="string">
            <text:p>Cooldown</text:p>
            <text:p>Base</text:p>
            <text:p>Seconds</text:p>
          </table:table-cell>
          <table:table-cell table:style-name="ce2" office:value-type="string">
            <text:p>ticks</text:p>
          </table:table-cell>
          <table:table-cell table:style-name="ce2" office:value-type="string">
            <text:p>Weight</text:p>
          </table:table-cell>
          <table:table-cell office:value-type="string">
            <text:p>benchSynergy</text:p>
          </table:table-cell>
          <table:table-cell table:style-name="ce2" table:number-columns-repeated="3"/>
          <table:table-cell table:style-name="ce34" table:number-columns-repeated="1008"/>
        </table:table-row>
        <table:table-row table:style-name="ro1">
          <table:table-cell table:style-name="ce3" office:value-type="string">
            <text:p>Value</text:p>
          </table:table-cell>
          <table:table-cell table:style-name="ce3" office:value-type="string">
            <text:p>Label</text:p>
          </table:table-cell>
          <table:table-cell table:style-name="ce17" office:value-type="string">
            <text:p>OffsetRange</text:p>
          </table:table-cell>
          <table:table-cell table:style-name="ce26" office:value-type="string">
            <text:p>MissChance</text:p>
          </table:table-cell>
          <table:table-cell table:style-name="ce17" office:value-type="string">
            <text:p>OffsetRange</text:p>
          </table:table-cell>
          <table:table-cell table:style-name="ce26" office:value-type="string">
            <text:p>Chance</text:p>
          </table:table-cell>
          <table:table-cell table:style-name="ce3" table:number-columns-repeated="6"/>
          <table:table-cell/>
          <table:table-cell table:style-name="ce3" table:number-columns-repeated="3"/>
          <table:table-cell table:style-name="ce35" table:number-columns-repeated="1008"/>
        </table:table-row>
        <table:table-row table:style-name="ro1">
          <table:table-cell table:style-name="ce4" office:value-type="float" office:value="0">
            <text:p>0</text:p>
          </table:table-cell>
          <table:table-cell table:style-name="ce4" office:value-type="string">
            <text:p>Awful</text:p>
          </table:table-cell>
          <table:table-cell table:style-name="ce18" table:formula="of:=ROUNDUP([.$C$15]+[.$C$14]*[.A4])" office:value-type="float" office:value="10">
            <text:p>10,00</text:p>
          </table:table-cell>
          <table:table-cell table:style-name="ce27" table:formula="of:=1/POWER(2;([.A4]+[.$D$15])*[.$D$14])" office:value-type="float" office:value="0.5">
            <text:p>,50</text:p>
          </table:table-cell>
          <table:table-cell table:style-name="ce18" table:formula="of:=ROUNDUP([.$E$15]+[.$E$14]*[.A4])" office:value-type="float" office:value="1">
            <text:p>1,00</text:p>
          </table:table-cell>
          <table:table-cell table:style-name="ce27" table:formula="of:=1/POWER(2;([.A4]+[.$F$15])*[.$F$14])" office:value-type="float" office:value="0.0743254446876701">
            <text:p>,07</text:p>
          </table:table-cell>
          <table:table-cell table:style-name="ce18" table:formula="of:=ROUNDUP([.$G$15]+[.$G$14]*[.A4])" office:value-type="float" office:value="10">
            <text:p>10,00</text:p>
          </table:table-cell>
          <table:table-cell table:style-name="ce18" table:formula="of:=[.$H$15]+[.$H$14]*[.A4]" office:value-type="float" office:value="5">
            <text:p>5,00</text:p>
          </table:table-cell>
          <table:table-cell table:style-name="ce18" table:formula="of:=[.H4]*60" office:value-type="float" office:value="300">
            <text:p>300,00</text:p>
          </table:table-cell>
          <table:table-cell table:style-name="ce31" table:formula="of:=[.$J$15]+[.$J$14]*[.A4]" office:value-type="float" office:value="20">
            <text:p>20,00</text:p>
          </table:table-cell>
          <table:table-cell table:style-name="ce31" table:formula="of:=[.J4]*60" office:value-type="float" office:value="1200">
            <text:p>1 200,00</text:p>
          </table:table-cell>
          <table:table-cell table:style-name="ce31" table:formula="of:=[.$L$15]+[.$L$14]*[.A4]" office:value-type="float" office:value="35">
            <text:p>35,00</text:p>
          </table:table-cell>
          <table:table-cell table:formula="of:=[.$M$15]+[.$M$14]*[.A4]" office:value-type="float" office:value="0.85">
            <text:p>0,85</text:p>
          </table:table-cell>
          <table:table-cell table:style-name="ce31" table:number-columns-repeated="3"/>
          <table:table-cell table:style-name="ce36" table:number-columns-repeated="1008"/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5" office:value-type="string">
            <text:p>Shoddy</text:p>
          </table:table-cell>
          <table:table-cell table:style-name="ce18" table:formula="of:=ROUNDUP([.$C$15]+[.$C$14]*[.A5])" office:value-type="float" office:value="9">
            <text:p>9,00</text:p>
          </table:table-cell>
          <table:table-cell table:style-name="ce27" table:formula="of:=1/POWER(2;([.A5]+[.$D$15])*[.$D$14])" office:value-type="float" office:value="0.353553390593274">
            <text:p>,35</text:p>
          </table:table-cell>
          <table:table-cell table:style-name="ce18" table:formula="of:=ROUNDUP([.$E$15]+[.$E$14]*[.A5])" office:value-type="float" office:value="3">
            <text:p>3,00</text:p>
          </table:table-cell>
          <table:table-cell table:style-name="ce27" table:formula="of:=1/POWER(2;([.A5]+[.$F$15])*[.$F$14])" office:value-type="float" office:value="0.0625">
            <text:p>,06</text:p>
          </table:table-cell>
          <table:table-cell table:style-name="ce18" table:formula="of:=ROUNDUP([.$G$15]+[.$G$14]*[.A5])" office:value-type="float" office:value="12">
            <text:p>12,00</text:p>
          </table:table-cell>
          <table:table-cell table:style-name="ce18" table:formula="of:=[.$H$15]+[.$H$14]*[.A5]" office:value-type="float" office:value="4.45">
            <text:p>4,45</text:p>
          </table:table-cell>
          <table:table-cell table:style-name="ce18" table:formula="of:=[.H5]*60" office:value-type="float" office:value="267">
            <text:p>267,00</text:p>
          </table:table-cell>
          <table:table-cell table:style-name="ce31" table:formula="of:=[.$J$15]+[.$J$14]*[.A5]" office:value-type="float" office:value="18">
            <text:p>18,00</text:p>
          </table:table-cell>
          <table:table-cell table:style-name="ce31" table:formula="of:=[.J5]*60" office:value-type="float" office:value="1080">
            <text:p>1 080,00</text:p>
          </table:table-cell>
          <table:table-cell table:style-name="ce31" table:formula="of:=[.$L$15]+[.$L$14]*[.A5]" office:value-type="float" office:value="55">
            <text:p>55,00</text:p>
          </table:table-cell>
          <table:table-cell table:formula="of:=[.$M$15]+[.$M$14]*[.A5]" office:value-type="float" office:value="0.925">
            <text:p>0,93</text:p>
          </table:table-cell>
          <table:table-cell table:style-name="ce31" table:number-columns-repeated="3"/>
          <table:table-cell table:style-name="ce37" table:number-columns-repeated="1008"/>
        </table:table-row>
        <table:table-row table:style-name="ro1">
          <table:table-cell table:style-name="ce6" office:value-type="float" office:value="2">
            <text:p>2</text:p>
          </table:table-cell>
          <table:table-cell table:style-name="ce6" office:value-type="string">
            <text:p>Poor</text:p>
          </table:table-cell>
          <table:table-cell table:style-name="ce18" table:formula="of:=ROUNDUP([.$C$15]+[.$C$14]*[.A6])" office:value-type="float" office:value="8">
            <text:p>8,00</text:p>
          </table:table-cell>
          <table:table-cell table:style-name="ce27" table:formula="of:=1/POWER(2;([.A6]+[.$D$15])*[.$D$14])" office:value-type="float" office:value="0.25">
            <text:p>,25</text:p>
          </table:table-cell>
          <table:table-cell table:style-name="ce18" table:formula="of:=ROUNDUP([.$E$15]+[.$E$14]*[.A6])" office:value-type="float" office:value="4">
            <text:p>4,00</text:p>
          </table:table-cell>
          <table:table-cell table:style-name="ce27" table:formula="of:=1/POWER(2;([.A6]+[.$F$15])*[.$F$14])" office:value-type="float" office:value="0.0525560259533572">
            <text:p>,05</text:p>
          </table:table-cell>
          <table:table-cell table:style-name="ce18" table:formula="of:=ROUNDUP([.$G$15]+[.$G$14]*[.A6])" office:value-type="float" office:value="13">
            <text:p>13,00</text:p>
          </table:table-cell>
          <table:table-cell table:style-name="ce18" table:formula="of:=[.$H$15]+[.$H$14]*[.A6]" office:value-type="float" office:value="3.9">
            <text:p>3,90</text:p>
          </table:table-cell>
          <table:table-cell table:style-name="ce18" table:formula="of:=[.H6]*60" office:value-type="float" office:value="234">
            <text:p>234,00</text:p>
          </table:table-cell>
          <table:table-cell table:style-name="ce31" table:formula="of:=[.$J$15]+[.$J$14]*[.A6]" office:value-type="float" office:value="16">
            <text:p>16,00</text:p>
          </table:table-cell>
          <table:table-cell table:style-name="ce31" table:formula="of:=[.J6]*60" office:value-type="float" office:value="960">
            <text:p>960,00</text:p>
          </table:table-cell>
          <table:table-cell table:style-name="ce31" table:formula="of:=[.$L$15]+[.$L$14]*[.A6]" office:value-type="float" office:value="75">
            <text:p>75,00</text:p>
          </table:table-cell>
          <table:table-cell table:formula="of:=[.$M$15]+[.$M$14]*[.A6]" office:value-type="float" office:value="1">
            <text:p>1</text:p>
          </table:table-cell>
          <table:table-cell table:style-name="ce31" table:number-columns-repeated="3"/>
          <table:table-cell table:style-name="ce38" table:number-columns-repeated="1008"/>
        </table:table-row>
        <table:table-row table:style-name="ro1">
          <table:table-cell table:style-name="ce7" office:value-type="float" office:value="3">
            <text:p>3</text:p>
          </table:table-cell>
          <table:table-cell table:style-name="ce7" office:value-type="string">
            <text:p>Normal</text:p>
          </table:table-cell>
          <table:table-cell table:style-name="ce18" table:formula="of:=ROUNDUP([.$C$15]+[.$C$14]*[.A7])" office:value-type="float" office:value="7">
            <text:p>7,00</text:p>
          </table:table-cell>
          <table:table-cell table:style-name="ce27" table:formula="of:=1/POWER(2;([.A7]+[.$D$15])*[.$D$14])" office:value-type="float" office:value="0.176776695296637">
            <text:p>,18</text:p>
          </table:table-cell>
          <table:table-cell table:style-name="ce18" table:formula="of:=ROUNDUP([.$E$15]+[.$E$14]*[.A7])" office:value-type="float" office:value="6">
            <text:p>6,00</text:p>
          </table:table-cell>
          <table:table-cell table:style-name="ce27" table:formula="of:=1/POWER(2;([.A7]+[.$F$15])*[.$F$14])" office:value-type="float" office:value="0.0441941738241592">
            <text:p>,04</text:p>
          </table:table-cell>
          <table:table-cell table:style-name="ce18" table:formula="of:=ROUNDUP([.$G$15]+[.$G$14]*[.A7])" office:value-type="float" office:value="14">
            <text:p>14,00</text:p>
          </table:table-cell>
          <table:table-cell table:style-name="ce18" table:formula="of:=[.$H$15]+[.$H$14]*[.A7]" office:value-type="float" office:value="3.35">
            <text:p>3,35</text:p>
          </table:table-cell>
          <table:table-cell table:style-name="ce18" table:formula="of:=[.H7]*60" office:value-type="float" office:value="201">
            <text:p>201,00</text:p>
          </table:table-cell>
          <table:table-cell table:style-name="ce31" table:formula="of:=[.$J$15]+[.$J$14]*[.A7]" office:value-type="float" office:value="14">
            <text:p>14,00</text:p>
          </table:table-cell>
          <table:table-cell table:style-name="ce31" table:formula="of:=[.J7]*60" office:value-type="float" office:value="840">
            <text:p>840,00</text:p>
          </table:table-cell>
          <table:table-cell table:style-name="ce31" table:formula="of:=[.$L$15]+[.$L$14]*[.A7]" office:value-type="float" office:value="95">
            <text:p>95,00</text:p>
          </table:table-cell>
          <table:table-cell table:formula="of:=[.$M$15]+[.$M$14]*[.A7]" office:value-type="float" office:value="1.075">
            <text:p>1,08</text:p>
          </table:table-cell>
          <table:table-cell table:style-name="ce31" table:number-columns-repeated="3"/>
          <table:table-cell table:style-name="ce39" table:number-columns-repeated="1008"/>
        </table:table-row>
        <table:table-row table:style-name="ro1">
          <table:table-cell table:style-name="ce8" office:value-type="float" office:value="4">
            <text:p>4</text:p>
          </table:table-cell>
          <table:table-cell table:style-name="ce8" office:value-type="string">
            <text:p>Good</text:p>
          </table:table-cell>
          <table:table-cell table:style-name="ce18" table:formula="of:=ROUNDUP([.$C$15]+[.$C$14]*[.A8])" office:value-type="float" office:value="6">
            <text:p>6,00</text:p>
          </table:table-cell>
          <table:table-cell table:style-name="ce27" table:formula="of:=1/POWER(2;([.A8]+[.$D$15])*[.$D$14])" office:value-type="float" office:value="0.125">
            <text:p>,13</text:p>
          </table:table-cell>
          <table:table-cell table:style-name="ce18" table:formula="of:=ROUNDUP([.$E$15]+[.$E$14]*[.A8])" office:value-type="float" office:value="7">
            <text:p>7,00</text:p>
          </table:table-cell>
          <table:table-cell table:style-name="ce27" table:formula="of:=1/POWER(2;([.A8]+[.$F$15])*[.$F$14])" office:value-type="float" office:value="0.037162722343835">
            <text:p>,04</text:p>
          </table:table-cell>
          <table:table-cell table:style-name="ce18" table:formula="of:=ROUNDUP([.$G$15]+[.$G$14]*[.A8])" office:value-type="float" office:value="15">
            <text:p>15,00</text:p>
          </table:table-cell>
          <table:table-cell table:style-name="ce18" table:formula="of:=[.$H$15]+[.$H$14]*[.A8]" office:value-type="float" office:value="2.8">
            <text:p>2,80</text:p>
          </table:table-cell>
          <table:table-cell table:style-name="ce18" table:formula="of:=[.H8]*60" office:value-type="float" office:value="168">
            <text:p>168,00</text:p>
          </table:table-cell>
          <table:table-cell table:style-name="ce31" table:formula="of:=[.$J$15]+[.$J$14]*[.A8]" office:value-type="float" office:value="12">
            <text:p>12,00</text:p>
          </table:table-cell>
          <table:table-cell table:style-name="ce31" table:formula="of:=[.J8]*60" office:value-type="float" office:value="720">
            <text:p>720,00</text:p>
          </table:table-cell>
          <table:table-cell table:style-name="ce31" table:formula="of:=[.$L$15]+[.$L$14]*[.A8]" office:value-type="float" office:value="115">
            <text:p>115,00</text:p>
          </table:table-cell>
          <table:table-cell table:formula="of:=[.$M$15]+[.$M$14]*[.A8]" office:value-type="float" office:value="1.15">
            <text:p>1,15</text:p>
          </table:table-cell>
          <table:table-cell table:style-name="ce31" table:number-columns-repeated="3"/>
          <table:table-cell table:style-name="ce40" table:number-columns-repeated="1008"/>
        </table:table-row>
        <table:table-row table:style-name="ro1">
          <table:table-cell table:style-name="ce9" office:value-type="float" office:value="5">
            <text:p>5</text:p>
          </table:table-cell>
          <table:table-cell table:style-name="ce9" office:value-type="string">
            <text:p>Superior</text:p>
          </table:table-cell>
          <table:table-cell table:style-name="ce18" table:formula="of:=ROUNDUP([.$C$15]+[.$C$14]*[.A9])" office:value-type="float" office:value="5">
            <text:p>5,00</text:p>
          </table:table-cell>
          <table:table-cell table:style-name="ce27" table:formula="of:=1/POWER(2;([.A9]+[.$D$15])*[.$D$14])" office:value-type="float" office:value="0.0883883476483184">
            <text:p>,09</text:p>
          </table:table-cell>
          <table:table-cell table:style-name="ce18" table:formula="of:=ROUNDUP([.$E$15]+[.$E$14]*[.A9])" office:value-type="float" office:value="9">
            <text:p>9,00</text:p>
          </table:table-cell>
          <table:table-cell table:style-name="ce27" table:formula="of:=1/POWER(2;([.A9]+[.$F$15])*[.$F$14])" office:value-type="float" office:value="0.03125">
            <text:p>,03</text:p>
          </table:table-cell>
          <table:table-cell table:style-name="ce18" table:formula="of:=ROUNDUP([.$G$15]+[.$G$14]*[.A9])" office:value-type="float" office:value="16">
            <text:p>16,00</text:p>
          </table:table-cell>
          <table:table-cell table:style-name="ce18" table:formula="of:=[.$H$15]+[.$H$14]*[.A9]" office:value-type="float" office:value="2.25">
            <text:p>2,25</text:p>
          </table:table-cell>
          <table:table-cell table:style-name="ce18" table:formula="of:=[.H9]*60" office:value-type="float" office:value="135">
            <text:p>135,00</text:p>
          </table:table-cell>
          <table:table-cell table:style-name="ce31" table:formula="of:=[.$J$15]+[.$J$14]*[.A9]" office:value-type="float" office:value="10">
            <text:p>10,00</text:p>
          </table:table-cell>
          <table:table-cell table:style-name="ce31" table:formula="of:=[.J9]*60" office:value-type="float" office:value="600">
            <text:p>600,00</text:p>
          </table:table-cell>
          <table:table-cell table:style-name="ce31" table:formula="of:=[.$L$15]+[.$L$14]*[.A9]" office:value-type="float" office:value="135">
            <text:p>135,00</text:p>
          </table:table-cell>
          <table:table-cell table:formula="of:=[.$M$15]+[.$M$14]*[.A9]" office:value-type="float" office:value="1.225">
            <text:p>1,23</text:p>
          </table:table-cell>
          <table:table-cell table:style-name="ce31" table:number-columns-repeated="3"/>
          <table:table-cell table:style-name="ce41" table:number-columns-repeated="1008"/>
        </table:table-row>
        <table:table-row table:style-name="ro1">
          <table:table-cell table:style-name="ce10" office:value-type="float" office:value="6">
            <text:p>6</text:p>
          </table:table-cell>
          <table:table-cell table:style-name="ce10" office:value-type="string">
            <text:p>Excellent</text:p>
          </table:table-cell>
          <table:table-cell table:style-name="ce18" table:formula="of:=ROUNDUP([.$C$15]+[.$C$14]*[.A10])" office:value-type="float" office:value="4">
            <text:p>4,00</text:p>
          </table:table-cell>
          <table:table-cell table:style-name="ce27" table:formula="of:=1/POWER(2;([.A10]+[.$D$15])*[.$D$14])" office:value-type="float" office:value="0.0625">
            <text:p>,06</text:p>
          </table:table-cell>
          <table:table-cell table:style-name="ce18" table:formula="of:=ROUNDUP([.$E$15]+[.$E$14]*[.A10])" office:value-type="float" office:value="10">
            <text:p>10,00</text:p>
          </table:table-cell>
          <table:table-cell table:style-name="ce27" table:formula="of:=1/POWER(2;([.A10]+[.$F$15])*[.$F$14])" office:value-type="float" office:value="0.0262780129766786">
            <text:p>,03</text:p>
          </table:table-cell>
          <table:table-cell table:style-name="ce18" table:formula="of:=ROUNDUP([.$G$15]+[.$G$14]*[.A10])" office:value-type="float" office:value="18">
            <text:p>18,00</text:p>
          </table:table-cell>
          <table:table-cell table:style-name="ce18" table:formula="of:=[.$H$15]+[.$H$14]*[.A10]" office:value-type="float" office:value="1.7">
            <text:p>1,70</text:p>
          </table:table-cell>
          <table:table-cell table:style-name="ce18" table:formula="of:=[.H10]*60" office:value-type="float" office:value="102">
            <text:p>102,00</text:p>
          </table:table-cell>
          <table:table-cell table:style-name="ce31" table:formula="of:=[.$J$15]+[.$J$14]*[.A10]" office:value-type="float" office:value="8">
            <text:p>8,00</text:p>
          </table:table-cell>
          <table:table-cell table:style-name="ce31" table:formula="of:=[.J10]*60" office:value-type="float" office:value="480">
            <text:p>480,00</text:p>
          </table:table-cell>
          <table:table-cell table:style-name="ce31" table:formula="of:=[.$L$15]+[.$L$14]*[.A10]" office:value-type="float" office:value="155">
            <text:p>155,00</text:p>
          </table:table-cell>
          <table:table-cell table:formula="of:=[.$M$15]+[.$M$14]*[.A10]" office:value-type="float" office:value="1.3">
            <text:p>1,3</text:p>
          </table:table-cell>
          <table:table-cell table:style-name="ce31" table:number-columns-repeated="3"/>
          <table:table-cell table:style-name="ce42" table:number-columns-repeated="1008"/>
        </table:table-row>
        <table:table-row table:style-name="ro1">
          <table:table-cell table:style-name="ce11" office:value-type="float" office:value="7">
            <text:p>7</text:p>
          </table:table-cell>
          <table:table-cell table:style-name="ce11" office:value-type="string">
            <text:p>Masterwork</text:p>
          </table:table-cell>
          <table:table-cell table:style-name="ce18" table:formula="of:=ROUNDUP([.$C$15]+[.$C$14]*[.A11])" office:value-type="float" office:value="3">
            <text:p>3,00</text:p>
          </table:table-cell>
          <table:table-cell table:style-name="ce27" table:formula="of:=1/POWER(2;([.A11]+[.$D$15])*[.$D$14])" office:value-type="float" office:value="0.0441941738241592">
            <text:p>,04</text:p>
          </table:table-cell>
          <table:table-cell table:style-name="ce18" table:formula="of:=ROUNDUP([.$E$15]+[.$E$14]*[.A11])" office:value-type="float" office:value="12">
            <text:p>12,00</text:p>
          </table:table-cell>
          <table:table-cell table:style-name="ce27" table:formula="of:=1/POWER(2;([.A11]+[.$F$15])*[.$F$14])" office:value-type="float" office:value="0.0220970869120796">
            <text:p>,02</text:p>
          </table:table-cell>
          <table:table-cell table:style-name="ce18" table:formula="of:=ROUNDUP([.$G$15]+[.$G$14]*[.A11])" office:value-type="float" office:value="19">
            <text:p>19,00</text:p>
          </table:table-cell>
          <table:table-cell table:style-name="ce18" table:formula="of:=[.$H$15]+[.$H$14]*[.A11]" office:value-type="float" office:value="1.15">
            <text:p>1,15</text:p>
          </table:table-cell>
          <table:table-cell table:style-name="ce18" table:formula="of:=[.H11]*60" office:value-type="float" office:value="69">
            <text:p>69,00</text:p>
          </table:table-cell>
          <table:table-cell table:style-name="ce31" table:formula="of:=[.$J$15]+[.$J$14]*[.A11]" office:value-type="float" office:value="6">
            <text:p>6,00</text:p>
          </table:table-cell>
          <table:table-cell table:style-name="ce31" table:formula="of:=[.J11]*60" office:value-type="float" office:value="360">
            <text:p>360,00</text:p>
          </table:table-cell>
          <table:table-cell table:style-name="ce31" table:formula="of:=[.$L$15]+[.$L$14]*[.A11]" office:value-type="float" office:value="175">
            <text:p>175,00</text:p>
          </table:table-cell>
          <table:table-cell table:formula="of:=[.$M$15]+[.$M$14]*[.A11]" office:value-type="float" office:value="1.375">
            <text:p>1,38</text:p>
          </table:table-cell>
          <table:table-cell table:style-name="ce31" table:number-columns-repeated="3"/>
          <table:table-cell table:style-name="ce43" table:number-columns-repeated="1008"/>
        </table:table-row>
        <table:table-row table:style-name="ro1">
          <table:table-cell table:style-name="ce12" office:value-type="float" office:value="8">
            <text:p>8</text:p>
          </table:table-cell>
          <table:table-cell table:style-name="ce12" office:value-type="string">
            <text:p>Legendary</text:p>
          </table:table-cell>
          <table:table-cell table:style-name="ce18" table:formula="of:=ROUNDUP([.$C$15]+[.$C$14]*[.A12])" office:value-type="float" office:value="2">
            <text:p>2,00</text:p>
          </table:table-cell>
          <table:table-cell table:style-name="ce27" table:formula="of:=1/POWER(2;([.A12]+[.$D$15])*[.$D$14])" office:value-type="float" office:value="0.03125">
            <text:p>,03</text:p>
          </table:table-cell>
          <table:table-cell table:style-name="ce18" table:formula="of:=ROUNDUP([.$E$15]+[.$E$14]*[.A12])" office:value-type="float" office:value="13">
            <text:p>13,00</text:p>
          </table:table-cell>
          <table:table-cell table:style-name="ce27" table:formula="of:=1/POWER(2;([.A12]+[.$F$15])*[.$F$14])" office:value-type="float" office:value="0.0185813611719175">
            <text:p>,02</text:p>
          </table:table-cell>
          <table:table-cell table:style-name="ce18" table:formula="of:=ROUNDUP([.$G$15]+[.$G$14]*[.A12])" office:value-type="float" office:value="20">
            <text:p>20,00</text:p>
          </table:table-cell>
          <table:table-cell table:style-name="ce18" table:formula="of:=[.$H$15]+[.$H$14]*[.A12]" office:value-type="float" office:value="0.6">
            <text:p>,60</text:p>
          </table:table-cell>
          <table:table-cell table:style-name="ce18" table:formula="of:=[.H12]*60" office:value-type="float" office:value="36">
            <text:p>36,00</text:p>
          </table:table-cell>
          <table:table-cell table:style-name="ce31" table:formula="of:=[.$J$15]+[.$J$14]*[.A12]" office:value-type="float" office:value="4">
            <text:p>4,00</text:p>
          </table:table-cell>
          <table:table-cell table:style-name="ce31" table:formula="of:=[.J12]*60" office:value-type="float" office:value="240">
            <text:p>240,00</text:p>
          </table:table-cell>
          <table:table-cell table:style-name="ce31" table:formula="of:=[.$L$15]+[.$L$14]*[.A12]" office:value-type="float" office:value="195">
            <text:p>195,00</text:p>
          </table:table-cell>
          <table:table-cell table:formula="of:=[.$M$15]+[.$M$14]*[.A12]" office:value-type="float" office:value="1.45">
            <text:p>1,45</text:p>
          </table:table-cell>
          <table:table-cell table:style-name="ce31" table:number-columns-repeated="3"/>
          <table:table-cell table:style-name="ce44" table:number-columns-repeated="1008"/>
        </table:table-row>
        <table:table-row table:style-name="ro1">
          <table:table-cell table:style-name="ce13" table:number-columns-repeated="2"/>
          <table:table-cell table:style-name="ce19"/>
          <table:table-cell table:style-name="ce28"/>
          <table:table-cell table:style-name="ce19"/>
          <table:table-cell table:style-name="ce28"/>
          <table:table-cell table:style-name="ce13" table:number-columns-repeated="6"/>
          <table:table-cell/>
          <table:table-cell table:style-name="ce13" table:number-columns-repeated="3"/>
          <table:table-cell table:number-columns-repeated="1008"/>
        </table:table-row>
        <table:table-row table:style-name="ro1">
          <table:table-cell table:style-name="ce13" office:value-type="string" table:number-columns-spanned="2" table:number-rows-spanned="1">
            <text:p>QualityFactor</text:p>
          </table:table-cell>
          <table:covered-table-cell table:style-name="ce13"/>
          <table:table-cell table:style-name="ce19" office:value-type="float" office:value="-1">
            <text:p>-1</text:p>
          </table:table-cell>
          <table:table-cell table:style-name="ce28" office:value-type="float" office:value="0.5">
            <text:p>0,5</text:p>
          </table:table-cell>
          <table:table-cell table:style-name="ce19" office:value-type="float" office:value="1.5">
            <text:p>1,5</text:p>
          </table:table-cell>
          <table:table-cell table:style-name="ce28" office:value-type="float" office:value="0.25">
            <text:p>0,25</text:p>
          </table:table-cell>
          <table:table-cell table:style-name="ce13" office:value-type="float" office:value="1.2">
            <text:p>1,2</text:p>
          </table:table-cell>
          <table:table-cell table:style-name="ce13" office:value-type="float" office:value="-0.55">
            <text:p>-0,55</text:p>
          </table:table-cell>
          <table:table-cell table:style-name="ce13"/>
          <table:table-cell table:style-name="ce13" office:value-type="float" office:value="-2">
            <text:p>-2</text:p>
          </table:table-cell>
          <table:table-cell table:style-name="ce13"/>
          <table:table-cell table:style-name="ce13" office:value-type="float" office:value="20">
            <text:p>20</text:p>
          </table:table-cell>
          <table:table-cell office:value-type="float" office:value="0.075">
            <text:p>0,08</text:p>
          </table:table-cell>
          <table:table-cell table:style-name="ce13" table:number-columns-repeated="3"/>
          <table:table-cell table:number-columns-repeated="1008"/>
        </table:table-row>
        <table:table-row table:style-name="ro1">
          <table:table-cell table:style-name="ce13" office:value-type="string" table:number-columns-spanned="2" table:number-rows-spanned="1">
            <text:p>Base</text:p>
          </table:table-cell>
          <table:covered-table-cell table:style-name="ce13"/>
          <table:table-cell table:style-name="ce19" office:value-type="float" office:value="10">
            <text:p>10</text:p>
          </table:table-cell>
          <table:table-cell table:style-name="ce28" office:value-type="float" office:value="2">
            <text:p>2</text:p>
          </table:table-cell>
          <table:table-cell table:style-name="ce19" office:value-type="float" office:value="1">
            <text:p>1</text:p>
          </table:table-cell>
          <table:table-cell table:style-name="ce28" office:value-type="float" office:value="15">
            <text:p>15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5">
            <text:p>5</text:p>
          </table:table-cell>
          <table:table-cell table:style-name="ce13"/>
          <table:table-cell table:style-name="ce13" office:value-type="float" office:value="20">
            <text:p>20</text:p>
          </table:table-cell>
          <table:table-cell table:style-name="ce13"/>
          <table:table-cell table:style-name="ce13" office:value-type="float" office:value="35">
            <text:p>35</text:p>
          </table:table-cell>
          <table:table-cell office:value-type="float" office:value="0.85">
            <text:p>0,85</text:p>
          </table:table-cell>
          <table:table-cell table:style-name="ce13" table:number-columns-repeated="3"/>
          <table:table-cell table:number-columns-repeated="1008"/>
        </table:table-row>
        <table:table-row table:style-name="ro1">
          <table:table-cell table:style-name="ce13" office:value-type="string" table:number-columns-spanned="2" table:number-rows-spanned="1">
            <text:p>function</text:p>
          </table:table-cell>
          <table:covered-table-cell table:style-name="ce13"/>
          <table:table-cell table:style-name="ce20" office:value-type="string">
            <text:p>linear</text:p>
          </table:table-cell>
          <table:table-cell table:style-name="ce29" office:value-type="string">
            <text:p>pow2</text:p>
          </table:table-cell>
          <table:table-cell table:style-name="ce20" office:value-type="string">
            <text:p>linear</text:p>
          </table:table-cell>
          <table:table-cell table:style-name="ce29" office:value-type="string">
            <text:p>pow2</text:p>
          </table:table-cell>
          <table:table-cell table:number-columns-repeated="2" table:style-name="ce13" office:value-type="string">
            <text:p>linear</text:p>
          </table:table-cell>
          <table:table-cell table:style-name="ce13" table:number-columns-repeated="4"/>
          <table:table-cell/>
          <table:table-cell table:style-name="ce13" table:number-columns-repeated="3"/>
          <table:table-cell table:number-columns-repeated="1008"/>
        </table:table-row>
        <table:table-row table:style-name="ro1">
          <table:table-cell table:style-name="ce13" office:value-type="string" table:number-columns-spanned="2" table:number-rows-spanned="1">
            <text:p>Opposite</text:p>
          </table:table-cell>
          <table:covered-table-cell table:style-name="ce13"/>
          <table:table-cell table:style-name="ce21" office:value-type="string">
            <text:p>false</text:p>
          </table:table-cell>
          <table:table-cell table:style-name="ce22" office:value-type="string">
            <text:p>true</text:p>
          </table:table-cell>
          <table:table-cell table:style-name="ce21" office:value-type="string">
            <text:p>false</text:p>
          </table:table-cell>
          <table:table-cell table:style-name="ce22" office:value-type="string">
            <text:p>true</text:p>
          </table:table-cell>
          <table:table-cell table:number-columns-repeated="2" table:style-name="ce21" office:value-type="string">
            <text:p>false</text:p>
          </table:table-cell>
          <table:table-cell table:style-name="ce21"/>
          <table:table-cell table:style-name="ce21" office:value-type="string">
            <text:p>false</text:p>
          </table:table-cell>
          <table:table-cell table:style-name="ce21"/>
          <table:table-cell table:style-name="ce21" office:value-type="string">
            <text:p>false</text:p>
          </table:table-cell>
          <table:table-cell/>
          <table:table-cell table:style-name="ce13" table:number-columns-repeated="3"/>
          <table:table-cell table:number-columns-repeated="1008"/>
        </table:table-row>
        <table:table-row table:style-name="ro1">
          <table:table-cell table:style-name="ce13"/>
          <table:table-cell table:style-name="ce13" office:value-type="string">
            <text:p>roundup</text:p>
          </table:table-cell>
          <table:table-cell table:style-name="ce22" office:value-type="string">
            <text:p>true</text:p>
          </table:table-cell>
          <table:table-cell table:style-name="ce21" office:value-type="string">
            <text:p>false</text:p>
          </table:table-cell>
          <table:table-cell table:style-name="ce22" office:value-type="string">
            <text:p>true</text:p>
          </table:table-cell>
          <table:table-cell table:style-name="ce21" office:value-type="string">
            <text:p>false</text:p>
          </table:table-cell>
          <table:table-cell table:style-name="ce22" office:value-type="string">
            <text:p>true</text:p>
          </table:table-cell>
          <table:table-cell table:style-name="ce21" office:value-type="string">
            <text:p>false</text:p>
          </table:table-cell>
          <table:table-cell table:style-name="ce21"/>
          <table:table-cell table:style-name="ce21" office:value-type="string">
            <text:p>false</text:p>
          </table:table-cell>
          <table:table-cell table:style-name="ce21"/>
          <table:table-cell table:style-name="ce21" office:value-type="string">
            <text:p>false</text:p>
          </table:table-cell>
          <table:table-cell/>
          <table:table-cell table:style-name="ce13" table:number-columns-repeated="3"/>
          <table:table-cell table:number-columns-repeated="1008"/>
        </table:table-row>
        <table:table-row table:style-name="ro3">
          <table:table-cell table:style-name="ce13" table:number-columns-repeated="2"/>
          <table:table-cell office:value-type="string">
            <text:p>if miss or fumble, </text:p>
            <text:p>Check tile </text:p>
            <text:p>passable onMap</text:p>
          </table:table-cell>
          <table:table-cell table:style-name="ce28"/>
          <table:table-cell table:style-name="ce19"/>
          <table:table-cell table:style-name="ce28"/>
          <table:table-cell table:style-name="ce13"/>
          <table:table-cell table:style-name="ce13" office:value-type="string" table:number-columns-spanned="3" table:number-rows-spanned="1">
            <text:p>Warmup &amp; cooldown;</text:p>
            <text:p>Times weight&amp;range factor</text:p>
            <text:p>If fumble||miss cooldown adjust</text:p>
            <text:p>Accordingly</text:p>
          </table:table-cell>
          <table:covered-table-cell table:number-columns-repeated="2" table:style-name="ce13"/>
          <table:table-cell table:style-name="ce13" table:number-columns-repeated="2"/>
          <table:table-cell/>
          <table:table-cell table:style-name="ce13" table:number-columns-repeated="3"/>
          <table:table-cell table:number-columns-repeated="1008"/>
        </table:table-row>
        <table:table-row table:style-name="ro1" table:number-rows-repeated="2">
          <table:table-cell table:style-name="ce13" table:number-columns-repeated="2"/>
          <table:table-cell table:style-name="ce19"/>
          <table:table-cell table:style-name="ce28"/>
          <table:table-cell table:style-name="ce19"/>
          <table:table-cell table:style-name="ce28"/>
          <table:table-cell table:style-name="ce13" table:number-columns-repeated="6"/>
          <table:table-cell/>
          <table:table-cell table:style-name="ce13" table:number-columns-repeated="3"/>
          <table:table-cell table:number-columns-repeated="1008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tcher" table:style-name="ta1" table:print="false">
        <table:table-column table:style-name="co1" table:number-columns-repeated="6" table:default-cell-style-name="Default"/>
        <table:table-column table:style-name="co1" table:default-cell-style-name="ce32"/>
        <table:table-column table:style-name="co1" table:number-columns-repeated="5" table:default-cell-style-name="Default"/>
        <table:table-column table:style-name="co1" table:default-cell-style-name="ce32"/>
        <table:table-column table:style-name="co1" table:number-columns-repeated="3" table:default-cell-style-name="Default"/>
        <table:table-row table:style-name="ro1">
          <table:table-cell table:style-name="ce1" table:number-columns-repeated="2"/>
          <table:table-cell table:style-name="ce15" office:value-type="string" table:number-columns-spanned="14" table:number-rows-spanned="1">
            <text:p>statistic</text:p>
          </table:table-cell>
          <table:covered-table-cell table:style-name="ce24"/>
          <table:covered-table-cell table:style-name="ce15"/>
          <table:covered-table-cell table:style-name="ce24"/>
          <table:covered-table-cell table:style-name="ce45"/>
          <table:covered-table-cell table:number-columns-repeated="5" table:style-name="ce1"/>
          <table:covered-table-cell table:number-columns-repeated="4"/>
        </table:table-row>
        <table:table-row table:style-name="ro2">
          <table:table-cell table:style-name="ce2" office:value-type="string" table:number-columns-spanned="2" table:number-rows-spanned="1">
            <text:p>Quality</text:p>
          </table:table-cell>
          <table:covered-table-cell table:style-name="ce2"/>
          <table:table-cell table:style-name="ce16" office:value-type="string" table:number-columns-spanned="2" table:number-rows-spanned="1">
            <text:p>Accuracy</text:p>
          </table:table-cell>
          <table:covered-table-cell table:style-name="ce25"/>
          <table:table-cell table:style-name="ce16" office:value-type="string" table:number-columns-spanned="2" table:number-rows-spanned="1">
            <text:p>Fumble</text:p>
          </table:table-cell>
          <table:covered-table-cell table:style-name="ce25"/>
          <table:table-cell table:style-name="ce46" office:value-type="string">
            <text:p>Range</text:p>
          </table:table-cell>
          <table:table-cell table:style-name="ce2" office:value-type="string">
            <text:p>Warmup</text:p>
            <text:p>Base</text:p>
            <text:p>Seconds</text:p>
          </table:table-cell>
          <table:table-cell table:style-name="ce2" office:value-type="string">
            <text:p>ticks</text:p>
          </table:table-cell>
          <table:table-cell table:style-name="ce2" office:value-type="string">
            <text:p>Cooldown</text:p>
            <text:p>Base</text:p>
            <text:p>Seconds</text:p>
          </table:table-cell>
          <table:table-cell table:style-name="ce2" office:value-type="string">
            <text:p>ticks</text:p>
          </table:table-cell>
          <table:table-cell table:style-name="ce2" office:value-type="string">
            <text:p>Weight</text:p>
          </table:table-cell>
          <table:table-cell office:value-type="string">
            <text:p>benchSynergy</text:p>
          </table:table-cell>
          <table:table-cell table:number-columns-repeated="3"/>
        </table:table-row>
        <table:table-row table:style-name="ro1">
          <table:table-cell table:style-name="ce3" office:value-type="string">
            <text:p>Value</text:p>
          </table:table-cell>
          <table:table-cell table:style-name="ce3" office:value-type="string">
            <text:p>Label</text:p>
          </table:table-cell>
          <table:table-cell table:style-name="ce17" office:value-type="string">
            <text:p>OffsetRange</text:p>
          </table:table-cell>
          <table:table-cell table:style-name="ce26" office:value-type="string">
            <text:p>MissChance</text:p>
          </table:table-cell>
          <table:table-cell table:style-name="ce17" office:value-type="string">
            <text:p>OffsetRange</text:p>
          </table:table-cell>
          <table:table-cell table:style-name="ce26" office:value-type="string">
            <text:p>Chance</text:p>
          </table:table-cell>
          <table:table-cell table:style-name="ce47"/>
          <table:table-cell table:style-name="ce3" table:number-columns-repeated="5"/>
          <table:table-cell table:number-columns-repeated="4"/>
        </table:table-row>
        <table:table-row table:style-name="ro1">
          <table:table-cell table:style-name="ce4" office:value-type="float" office:value="0">
            <text:p>0</text:p>
          </table:table-cell>
          <table:table-cell table:style-name="ce4" office:value-type="string">
            <text:p>Awful</text:p>
          </table:table-cell>
          <table:table-cell table:style-name="ce18" table:formula="of:=ROUNDUP([.$C$15]+[.$C$14]*[.A4])" office:value-type="float" office:value="9">
            <text:p>9,00</text:p>
          </table:table-cell>
          <table:table-cell table:style-name="ce27" table:formula="of:=1/POWER(2;([.A4]+[.$D$15])*[.$D$14])" office:value-type="float" office:value="0.707106781186547">
            <text:p>,71</text:p>
          </table:table-cell>
          <table:table-cell table:style-name="ce18" table:formula="of:=ROUNDUP([.$E$15]+[.$E$14]*[.A4])" office:value-type="float" office:value="3">
            <text:p>3,00</text:p>
          </table:table-cell>
          <table:table-cell table:style-name="ce27" table:formula="of:=1/POWER(2;([.A4]+[.$F$15])*[.$F$14])" office:value-type="float" office:value="0.176776695296637">
            <text:p>,18</text:p>
          </table:table-cell>
          <table:table-cell table:style-name="ce48" table:formula="of:=ROUNDUP([.$G$15]+[.$G$14]*[.A4])" office:value-type="float" office:value="5">
            <text:p>5,00</text:p>
          </table:table-cell>
          <table:table-cell table:style-name="ce18" table:formula="of:=[.$H$15]+[.$H$14]*[.A4]" office:value-type="float" office:value="7">
            <text:p>7,00</text:p>
          </table:table-cell>
          <table:table-cell table:style-name="ce18" table:formula="of:=[.H4]*60" office:value-type="float" office:value="420">
            <text:p>420,00</text:p>
          </table:table-cell>
          <table:table-cell table:style-name="ce31" table:formula="of:=[.$J$15]+[.$J$14]*[.A4]" office:value-type="float" office:value="30">
            <text:p>30,00</text:p>
          </table:table-cell>
          <table:table-cell table:style-name="ce31" table:formula="of:=[.J4]*60" office:value-type="float" office:value="1800">
            <text:p>1 800,00</text:p>
          </table:table-cell>
          <table:table-cell table:style-name="ce31" table:formula="of:=[.$L$15]+[.$L$14]*[.A4]" office:value-type="float" office:value="25">
            <text:p>25,00</text:p>
          </table:table-cell>
          <table:table-cell table:formula="of:=[.$M$15]+[.$M$14]*[.A4]" office:value-type="float" office:value="0.95">
            <text:p>0,95</text:p>
          </table:table-cell>
          <table:table-cell table:number-columns-repeated="3"/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5" office:value-type="string">
            <text:p>Shoddy</text:p>
          </table:table-cell>
          <table:table-cell table:style-name="ce18" table:formula="of:=ROUNDUP([.$C$15]+[.$C$14]*[.A5])" office:value-type="float" office:value="9">
            <text:p>9,00</text:p>
          </table:table-cell>
          <table:table-cell table:style-name="ce27" table:formula="of:=1/POWER(2;([.A5]+[.$D$15])*[.$D$14])" office:value-type="float" office:value="0.535886731268147">
            <text:p>,54</text:p>
          </table:table-cell>
          <table:table-cell table:style-name="ce18" table:formula="of:=ROUNDUP([.$E$15]+[.$E$14]*[.A5])" office:value-type="float" office:value="4">
            <text:p>4,00</text:p>
          </table:table-cell>
          <table:table-cell table:style-name="ce27" table:formula="of:=1/POWER(2;([.A5]+[.$F$15])*[.$F$14])" office:value-type="float" office:value="0.14865088937534">
            <text:p>,15</text:p>
          </table:table-cell>
          <table:table-cell table:style-name="ce48" table:formula="of:=ROUNDUP([.$G$15]+[.$G$14]*[.A5])" office:value-type="float" office:value="7">
            <text:p>7,00</text:p>
          </table:table-cell>
          <table:table-cell table:style-name="ce18" table:formula="of:=[.$H$15]+[.$H$14]*[.A5]" office:value-type="float" office:value="6.65">
            <text:p>6,65</text:p>
          </table:table-cell>
          <table:table-cell table:style-name="ce18" table:formula="of:=[.H5]*60" office:value-type="float" office:value="399">
            <text:p>399,00</text:p>
          </table:table-cell>
          <table:table-cell table:style-name="ce31" table:formula="of:=[.$J$15]+[.$J$14]*[.A5]" office:value-type="float" office:value="28.5">
            <text:p>28,50</text:p>
          </table:table-cell>
          <table:table-cell table:style-name="ce31" table:formula="of:=[.J5]*60" office:value-type="float" office:value="1710">
            <text:p>1 710,00</text:p>
          </table:table-cell>
          <table:table-cell table:style-name="ce31" table:formula="of:=[.$L$15]+[.$L$14]*[.A5]" office:value-type="float" office:value="35">
            <text:p>35,00</text:p>
          </table:table-cell>
          <table:table-cell table:formula="of:=[.$M$15]+[.$M$14]*[.A5]" office:value-type="float" office:value="0.97">
            <text:p>0,97</text:p>
          </table:table-cell>
          <table:table-cell table:number-columns-repeated="3"/>
        </table:table-row>
        <table:table-row table:style-name="ro1">
          <table:table-cell table:style-name="ce6" office:value-type="float" office:value="2">
            <text:p>2</text:p>
          </table:table-cell>
          <table:table-cell table:style-name="ce6" office:value-type="string">
            <text:p>Poor</text:p>
          </table:table-cell>
          <table:table-cell table:style-name="ce18" table:formula="of:=ROUNDUP([.$C$15]+[.$C$14]*[.A6])" office:value-type="float" office:value="8">
            <text:p>8,00</text:p>
          </table:table-cell>
          <table:table-cell table:style-name="ce27" table:formula="of:=1/POWER(2;([.A6]+[.$D$15])*[.$D$14])" office:value-type="float" office:value="0.406126198178118">
            <text:p>,41</text:p>
          </table:table-cell>
          <table:table-cell table:style-name="ce18" table:formula="of:=ROUNDUP([.$E$15]+[.$E$14]*[.A6])" office:value-type="float" office:value="4">
            <text:p>4,00</text:p>
          </table:table-cell>
          <table:table-cell table:style-name="ce27" table:formula="of:=1/POWER(2;([.A6]+[.$F$15])*[.$F$14])" office:value-type="float" office:value="0.125">
            <text:p>,13</text:p>
          </table:table-cell>
          <table:table-cell table:style-name="ce48" table:formula="of:=ROUNDUP([.$G$15]+[.$G$14]*[.A6])" office:value-type="float" office:value="8">
            <text:p>8,00</text:p>
          </table:table-cell>
          <table:table-cell table:style-name="ce18" table:formula="of:=[.$H$15]+[.$H$14]*[.A6]" office:value-type="float" office:value="6.3">
            <text:p>6,30</text:p>
          </table:table-cell>
          <table:table-cell table:style-name="ce18" table:formula="of:=[.H6]*60" office:value-type="float" office:value="378">
            <text:p>378,00</text:p>
          </table:table-cell>
          <table:table-cell table:style-name="ce31" table:formula="of:=[.$J$15]+[.$J$14]*[.A6]" office:value-type="float" office:value="27">
            <text:p>27,00</text:p>
          </table:table-cell>
          <table:table-cell table:style-name="ce31" table:formula="of:=[.J6]*60" office:value-type="float" office:value="1620">
            <text:p>1 620,00</text:p>
          </table:table-cell>
          <table:table-cell table:style-name="ce31" table:formula="of:=[.$L$15]+[.$L$14]*[.A6]" office:value-type="float" office:value="45">
            <text:p>45,00</text:p>
          </table:table-cell>
          <table:table-cell table:formula="of:=[.$M$15]+[.$M$14]*[.A6]" office:value-type="float" office:value="0.99">
            <text:p>0,99</text:p>
          </table:table-cell>
          <table:table-cell table:number-columns-repeated="3"/>
        </table:table-row>
        <table:table-row table:style-name="ro1">
          <table:table-cell table:style-name="ce7" office:value-type="float" office:value="3">
            <text:p>3</text:p>
          </table:table-cell>
          <table:table-cell table:style-name="ce7" office:value-type="string">
            <text:p>Normal</text:p>
          </table:table-cell>
          <table:table-cell table:style-name="ce18" table:formula="of:=ROUNDUP([.$C$15]+[.$C$14]*[.A7])" office:value-type="float" office:value="7">
            <text:p>7,00</text:p>
          </table:table-cell>
          <table:table-cell table:style-name="ce27" table:formula="of:=1/POWER(2;([.A7]+[.$D$15])*[.$D$14])" office:value-type="float" office:value="0.307786103336229">
            <text:p>,31</text:p>
          </table:table-cell>
          <table:table-cell table:style-name="ce18" table:formula="of:=ROUNDUP([.$E$15]+[.$E$14]*[.A7])" office:value-type="float" office:value="5">
            <text:p>5,00</text:p>
          </table:table-cell>
          <table:table-cell table:style-name="ce27" table:formula="of:=1/POWER(2;([.A7]+[.$F$15])*[.$F$14])" office:value-type="float" office:value="0.105112051906714">
            <text:p>,11</text:p>
          </table:table-cell>
          <table:table-cell table:style-name="ce48" table:formula="of:=ROUNDUP([.$G$15]+[.$G$14]*[.A7])" office:value-type="float" office:value="10">
            <text:p>10,00</text:p>
          </table:table-cell>
          <table:table-cell table:style-name="ce18" table:formula="of:=[.$H$15]+[.$H$14]*[.A7]" office:value-type="float" office:value="5.95">
            <text:p>5,95</text:p>
          </table:table-cell>
          <table:table-cell table:style-name="ce18" table:formula="of:=[.H7]*60" office:value-type="float" office:value="357">
            <text:p>357,00</text:p>
          </table:table-cell>
          <table:table-cell table:style-name="ce31" table:formula="of:=[.$J$15]+[.$J$14]*[.A7]" office:value-type="float" office:value="25.5">
            <text:p>25,50</text:p>
          </table:table-cell>
          <table:table-cell table:style-name="ce31" table:formula="of:=[.J7]*60" office:value-type="float" office:value="1530">
            <text:p>1 530,00</text:p>
          </table:table-cell>
          <table:table-cell table:style-name="ce31" table:formula="of:=[.$L$15]+[.$L$14]*[.A7]" office:value-type="float" office:value="55">
            <text:p>55,00</text:p>
          </table:table-cell>
          <table:table-cell table:formula="of:=[.$M$15]+[.$M$14]*[.A7]" office:value-type="float" office:value="1.01">
            <text:p>1,01</text:p>
          </table:table-cell>
          <table:table-cell table:number-columns-repeated="3"/>
        </table:table-row>
        <table:table-row table:style-name="ro1">
          <table:table-cell table:style-name="ce8" office:value-type="float" office:value="4">
            <text:p>4</text:p>
          </table:table-cell>
          <table:table-cell table:style-name="ce8" office:value-type="string">
            <text:p>Good</text:p>
          </table:table-cell>
          <table:table-cell table:style-name="ce18" table:formula="of:=ROUNDUP([.$C$15]+[.$C$14]*[.A8])" office:value-type="float" office:value="7">
            <text:p>7,00</text:p>
          </table:table-cell>
          <table:table-cell table:style-name="ce27" table:formula="of:=1/POWER(2;([.A8]+[.$D$15])*[.$D$14])" office:value-type="float" office:value="0.233258247884202">
            <text:p>,23</text:p>
          </table:table-cell>
          <table:table-cell table:style-name="ce18" table:formula="of:=ROUNDUP([.$E$15]+[.$E$14]*[.A8])" office:value-type="float" office:value="5">
            <text:p>5,00</text:p>
          </table:table-cell>
          <table:table-cell table:style-name="ce27" table:formula="of:=1/POWER(2;([.A8]+[.$F$15])*[.$F$14])" office:value-type="float" office:value="0.0883883476483184">
            <text:p>,09</text:p>
          </table:table-cell>
          <table:table-cell table:style-name="ce48" table:formula="of:=ROUNDUP([.$G$15]+[.$G$14]*[.A8])" office:value-type="float" office:value="11">
            <text:p>11,00</text:p>
          </table:table-cell>
          <table:table-cell table:style-name="ce18" table:formula="of:=[.$H$15]+[.$H$14]*[.A8]" office:value-type="float" office:value="5.6">
            <text:p>5,60</text:p>
          </table:table-cell>
          <table:table-cell table:style-name="ce18" table:formula="of:=[.H8]*60" office:value-type="float" office:value="336">
            <text:p>336,00</text:p>
          </table:table-cell>
          <table:table-cell table:style-name="ce31" table:formula="of:=[.$J$15]+[.$J$14]*[.A8]" office:value-type="float" office:value="24">
            <text:p>24,00</text:p>
          </table:table-cell>
          <table:table-cell table:style-name="ce31" table:formula="of:=[.J8]*60" office:value-type="float" office:value="1440">
            <text:p>1 440,00</text:p>
          </table:table-cell>
          <table:table-cell table:style-name="ce31" table:formula="of:=[.$L$15]+[.$L$14]*[.A8]" office:value-type="float" office:value="65">
            <text:p>65,00</text:p>
          </table:table-cell>
          <table:table-cell table:formula="of:=[.$M$15]+[.$M$14]*[.A8]" office:value-type="float" office:value="1.03">
            <text:p>1,03</text:p>
          </table:table-cell>
          <table:table-cell table:number-columns-repeated="3"/>
        </table:table-row>
        <table:table-row table:style-name="ro1">
          <table:table-cell table:style-name="ce9" office:value-type="float" office:value="5">
            <text:p>5</text:p>
          </table:table-cell>
          <table:table-cell table:style-name="ce9" office:value-type="string">
            <text:p>Superior</text:p>
          </table:table-cell>
          <table:table-cell table:style-name="ce18" table:formula="of:=ROUNDUP([.$C$15]+[.$C$14]*[.A9])" office:value-type="float" office:value="6">
            <text:p>6,00</text:p>
          </table:table-cell>
          <table:table-cell table:style-name="ce27" table:formula="of:=1/POWER(2;([.A9]+[.$D$15])*[.$D$14])" office:value-type="float" office:value="0.176776695296637">
            <text:p>,18</text:p>
          </table:table-cell>
          <table:table-cell table:style-name="ce18" table:formula="of:=ROUNDUP([.$E$15]+[.$E$14]*[.A9])" office:value-type="float" office:value="5">
            <text:p>5,00</text:p>
          </table:table-cell>
          <table:table-cell table:style-name="ce27" table:formula="of:=1/POWER(2;([.A9]+[.$F$15])*[.$F$14])" office:value-type="float" office:value="0.0743254446876701">
            <text:p>,07</text:p>
          </table:table-cell>
          <table:table-cell table:style-name="ce48" table:formula="of:=ROUNDUP([.$G$15]+[.$G$14]*[.A9])" office:value-type="float" office:value="12">
            <text:p>12,00</text:p>
          </table:table-cell>
          <table:table-cell table:style-name="ce18" table:formula="of:=[.$H$15]+[.$H$14]*[.A9]" office:value-type="float" office:value="5.25">
            <text:p>5,25</text:p>
          </table:table-cell>
          <table:table-cell table:style-name="ce18" table:formula="of:=[.H9]*60" office:value-type="float" office:value="315">
            <text:p>315,00</text:p>
          </table:table-cell>
          <table:table-cell table:style-name="ce31" table:formula="of:=[.$J$15]+[.$J$14]*[.A9]" office:value-type="float" office:value="22.5">
            <text:p>22,50</text:p>
          </table:table-cell>
          <table:table-cell table:style-name="ce31" table:formula="of:=[.J9]*60" office:value-type="float" office:value="1350">
            <text:p>1 350,00</text:p>
          </table:table-cell>
          <table:table-cell table:style-name="ce31" table:formula="of:=[.$L$15]+[.$L$14]*[.A9]" office:value-type="float" office:value="75">
            <text:p>75,00</text:p>
          </table:table-cell>
          <table:table-cell table:formula="of:=[.$M$15]+[.$M$14]*[.A9]" office:value-type="float" office:value="1.05">
            <text:p>1,05</text:p>
          </table:table-cell>
          <table:table-cell table:number-columns-repeated="3"/>
        </table:table-row>
        <table:table-row table:style-name="ro1">
          <table:table-cell table:style-name="ce10" office:value-type="float" office:value="6">
            <text:p>6</text:p>
          </table:table-cell>
          <table:table-cell table:style-name="ce10" office:value-type="string">
            <text:p>Excellent</text:p>
          </table:table-cell>
          <table:table-cell table:style-name="ce18" table:formula="of:=ROUNDUP([.$C$15]+[.$C$14]*[.A10])" office:value-type="float" office:value="5">
            <text:p>5,00</text:p>
          </table:table-cell>
          <table:table-cell table:style-name="ce27" table:formula="of:=1/POWER(2;([.A10]+[.$D$15])*[.$D$14])" office:value-type="float" office:value="0.133971682817037">
            <text:p>,13</text:p>
          </table:table-cell>
          <table:table-cell table:style-name="ce18" table:formula="of:=ROUNDUP([.$E$15]+[.$E$14]*[.A10])" office:value-type="float" office:value="6">
            <text:p>6,00</text:p>
          </table:table-cell>
          <table:table-cell table:style-name="ce27" table:formula="of:=1/POWER(2;([.A10]+[.$F$15])*[.$F$14])" office:value-type="float" office:value="0.0625">
            <text:p>,06</text:p>
          </table:table-cell>
          <table:table-cell table:style-name="ce48" table:formula="of:=ROUNDUP([.$G$15]+[.$G$14]*[.A10])" office:value-type="float" office:value="14">
            <text:p>14,00</text:p>
          </table:table-cell>
          <table:table-cell table:style-name="ce18" table:formula="of:=[.$H$15]+[.$H$14]*[.A10]" office:value-type="float" office:value="4.9">
            <text:p>4,90</text:p>
          </table:table-cell>
          <table:table-cell table:style-name="ce18" table:formula="of:=[.H10]*60" office:value-type="float" office:value="294">
            <text:p>294,00</text:p>
          </table:table-cell>
          <table:table-cell table:style-name="ce31" table:formula="of:=[.$J$15]+[.$J$14]*[.A10]" office:value-type="float" office:value="21">
            <text:p>21,00</text:p>
          </table:table-cell>
          <table:table-cell table:style-name="ce31" table:formula="of:=[.J10]*60" office:value-type="float" office:value="1260">
            <text:p>1 260,00</text:p>
          </table:table-cell>
          <table:table-cell table:style-name="ce31" table:formula="of:=[.$L$15]+[.$L$14]*[.A10]" office:value-type="float" office:value="85">
            <text:p>85,00</text:p>
          </table:table-cell>
          <table:table-cell table:formula="of:=[.$M$15]+[.$M$14]*[.A10]" office:value-type="float" office:value="1.07">
            <text:p>1,07</text:p>
          </table:table-cell>
          <table:table-cell table:number-columns-repeated="3"/>
        </table:table-row>
        <table:table-row table:style-name="ro1">
          <table:table-cell table:style-name="ce11" office:value-type="float" office:value="7">
            <text:p>7</text:p>
          </table:table-cell>
          <table:table-cell table:style-name="ce11" office:value-type="string">
            <text:p>Masterwork</text:p>
          </table:table-cell>
          <table:table-cell table:style-name="ce18" table:formula="of:=ROUNDUP([.$C$15]+[.$C$14]*[.A11])" office:value-type="float" office:value="5">
            <text:p>5,00</text:p>
          </table:table-cell>
          <table:table-cell table:style-name="ce27" table:formula="of:=1/POWER(2;([.A11]+[.$D$15])*[.$D$14])" office:value-type="float" office:value="0.101531549544529">
            <text:p>,10</text:p>
          </table:table-cell>
          <table:table-cell table:style-name="ce18" table:formula="of:=ROUNDUP([.$E$15]+[.$E$14]*[.A11])" office:value-type="float" office:value="6">
            <text:p>6,00</text:p>
          </table:table-cell>
          <table:table-cell table:style-name="ce27" table:formula="of:=1/POWER(2;([.A11]+[.$F$15])*[.$F$14])" office:value-type="float" office:value="0.0525560259533572">
            <text:p>,05</text:p>
          </table:table-cell>
          <table:table-cell table:style-name="ce48" table:formula="of:=ROUNDUP([.$G$15]+[.$G$14]*[.A11])" office:value-type="float" office:value="15">
            <text:p>15,00</text:p>
          </table:table-cell>
          <table:table-cell table:style-name="ce18" table:formula="of:=[.$H$15]+[.$H$14]*[.A11]" office:value-type="float" office:value="4.55">
            <text:p>4,55</text:p>
          </table:table-cell>
          <table:table-cell table:style-name="ce18" table:formula="of:=[.H11]*60" office:value-type="float" office:value="273">
            <text:p>273,00</text:p>
          </table:table-cell>
          <table:table-cell table:style-name="ce31" table:formula="of:=[.$J$15]+[.$J$14]*[.A11]" office:value-type="float" office:value="19.5">
            <text:p>19,50</text:p>
          </table:table-cell>
          <table:table-cell table:style-name="ce31" table:formula="of:=[.J11]*60" office:value-type="float" office:value="1170">
            <text:p>1 170,00</text:p>
          </table:table-cell>
          <table:table-cell table:style-name="ce31" table:formula="of:=[.$L$15]+[.$L$14]*[.A11]" office:value-type="float" office:value="95">
            <text:p>95,00</text:p>
          </table:table-cell>
          <table:table-cell table:formula="of:=[.$M$15]+[.$M$14]*[.A11]" office:value-type="float" office:value="1.09">
            <text:p>1,09</text:p>
          </table:table-cell>
          <table:table-cell table:number-columns-repeated="3"/>
        </table:table-row>
        <table:table-row table:style-name="ro1">
          <table:table-cell table:style-name="ce12" office:value-type="float" office:value="8">
            <text:p>8</text:p>
          </table:table-cell>
          <table:table-cell table:style-name="ce12" office:value-type="string">
            <text:p>Legendary</text:p>
          </table:table-cell>
          <table:table-cell table:style-name="ce18" table:formula="of:=ROUNDUP([.$C$15]+[.$C$14]*[.A12])" office:value-type="float" office:value="4">
            <text:p>4,00</text:p>
          </table:table-cell>
          <table:table-cell table:style-name="ce27" table:formula="of:=1/POWER(2;([.A12]+[.$D$15])*[.$D$14])" office:value-type="float" office:value="0.0769465258340573">
            <text:p>,08</text:p>
          </table:table-cell>
          <table:table-cell table:style-name="ce18" table:formula="of:=ROUNDUP([.$E$15]+[.$E$14]*[.A12])" office:value-type="float" office:value="7">
            <text:p>7,00</text:p>
          </table:table-cell>
          <table:table-cell table:style-name="ce27" table:formula="of:=1/POWER(2;([.A12]+[.$F$15])*[.$F$14])" office:value-type="float" office:value="0.0441941738241592">
            <text:p>,04</text:p>
          </table:table-cell>
          <table:table-cell table:style-name="ce48" table:formula="of:=ROUNDUP([.$G$15]+[.$G$14]*[.A12])" office:value-type="float" office:value="16">
            <text:p>16,00</text:p>
          </table:table-cell>
          <table:table-cell table:style-name="ce18" table:formula="of:=[.$H$15]+[.$H$14]*[.A12]" office:value-type="float" office:value="4.2">
            <text:p>4,20</text:p>
          </table:table-cell>
          <table:table-cell table:style-name="ce18" table:formula="of:=[.H12]*60" office:value-type="float" office:value="252">
            <text:p>252,00</text:p>
          </table:table-cell>
          <table:table-cell table:style-name="ce31" table:formula="of:=[.$J$15]+[.$J$14]*[.A12]" office:value-type="float" office:value="18">
            <text:p>18,00</text:p>
          </table:table-cell>
          <table:table-cell table:style-name="ce31" table:formula="of:=[.J12]*60" office:value-type="float" office:value="1080">
            <text:p>1 080,00</text:p>
          </table:table-cell>
          <table:table-cell table:style-name="ce31" table:formula="of:=[.$L$15]+[.$L$14]*[.A12]" office:value-type="float" office:value="105">
            <text:p>105,00</text:p>
          </table:table-cell>
          <table:table-cell table:formula="of:=[.$M$15]+[.$M$14]*[.A12]" office:value-type="float" office:value="1.11">
            <text:p>1,11</text:p>
          </table:table-cell>
          <table:table-cell table:number-columns-repeated="3"/>
        </table:table-row>
        <table:table-row table:style-name="ro1">
          <table:table-cell table:style-name="ce13" table:number-columns-repeated="2"/>
          <table:table-cell table:style-name="ce19"/>
          <table:table-cell table:style-name="ce28"/>
          <table:table-cell table:style-name="ce19"/>
          <table:table-cell table:style-name="ce28"/>
          <table:table-cell table:style-name="ce49"/>
          <table:table-cell table:style-name="ce13" table:number-columns-repeated="5"/>
          <table:table-cell table:number-columns-repeated="4"/>
        </table:table-row>
        <table:table-row table:style-name="ro1">
          <table:table-cell table:style-name="ce13" office:value-type="string" table:number-columns-spanned="2" table:number-rows-spanned="1">
            <text:p>QualityFactor</text:p>
          </table:table-cell>
          <table:covered-table-cell table:style-name="ce13"/>
          <table:table-cell table:style-name="ce19" office:value-type="float" office:value="-0.7">
            <text:p>-0,7</text:p>
          </table:table-cell>
          <table:table-cell table:style-name="ce28" office:value-type="float" office:value="0.4">
            <text:p>0,4</text:p>
          </table:table-cell>
          <table:table-cell table:style-name="ce19" office:value-type="float" office:value="0.4">
            <text:p>0,4</text:p>
          </table:table-cell>
          <table:table-cell table:style-name="ce28" office:value-type="float" office:value="0.25">
            <text:p>0,25</text:p>
          </table:table-cell>
          <table:table-cell table:style-name="ce49" office:value-type="float" office:value="1.35">
            <text:p>1,35</text:p>
          </table:table-cell>
          <table:table-cell table:style-name="ce13" office:value-type="float" office:value="-0.35">
            <text:p>-0,35</text:p>
          </table:table-cell>
          <table:table-cell table:style-name="ce13" table:formula="of:=[.H14]*60" office:value-type="float" office:value="-21">
            <text:p>-21</text:p>
          </table:table-cell>
          <table:table-cell table:style-name="ce13" office:value-type="float" office:value="-1.5">
            <text:p>-1,5</text:p>
          </table:table-cell>
          <table:table-cell table:style-name="ce13" table:formula="of:=[.J14]*60" office:value-type="float" office:value="-90">
            <text:p>-90</text:p>
          </table:table-cell>
          <table:table-cell table:style-name="ce13" office:value-type="float" office:value="10">
            <text:p>10</text:p>
          </table:table-cell>
          <table:table-cell office:value-type="float" office:value="0.02">
            <text:p>0,02</text:p>
          </table:table-cell>
          <table:table-cell table:number-columns-repeated="3"/>
        </table:table-row>
        <table:table-row table:style-name="ro1">
          <table:table-cell table:style-name="ce13" office:value-type="string" table:number-columns-spanned="2" table:number-rows-spanned="1">
            <text:p>Base</text:p>
          </table:table-cell>
          <table:covered-table-cell table:style-name="ce13"/>
          <table:table-cell table:style-name="ce19" office:value-type="float" office:value="9">
            <text:p>9</text:p>
          </table:table-cell>
          <table:table-cell table:style-name="ce28" office:value-type="float" office:value="1.25">
            <text:p>1,25</text:p>
          </table:table-cell>
          <table:table-cell table:style-name="ce19" office:value-type="float" office:value="3">
            <text:p>3</text:p>
          </table:table-cell>
          <table:table-cell table:style-name="ce28" office:value-type="float" office:value="10">
            <text:p>10</text:p>
          </table:table-cell>
          <table:table-cell table:style-name="ce49" office:value-type="float" office:value="5">
            <text:p>5</text:p>
          </table:table-cell>
          <table:table-cell table:style-name="ce13" office:value-type="float" office:value="7">
            <text:p>7</text:p>
          </table:table-cell>
          <table:table-cell table:style-name="ce13" table:formula="of:=[.H15]*60" office:value-type="float" office:value="420">
            <text:p>420</text:p>
          </table:table-cell>
          <table:table-cell table:style-name="ce13" office:value-type="float" office:value="30">
            <text:p>30</text:p>
          </table:table-cell>
          <table:table-cell table:style-name="ce13" table:formula="of:=[.J15]*60" office:value-type="float" office:value="1800">
            <text:p>1800</text:p>
          </table:table-cell>
          <table:table-cell table:style-name="ce13" office:value-type="float" office:value="25">
            <text:p>25</text:p>
          </table:table-cell>
          <table:table-cell office:value-type="float" office:value="0.95">
            <text:p>0,95</text:p>
          </table:table-cell>
          <table:table-cell table:number-columns-repeated="3"/>
        </table:table-row>
        <table:table-row table:style-name="ro1">
          <table:table-cell table:style-name="ce13" office:value-type="string" table:number-columns-spanned="2" table:number-rows-spanned="1">
            <text:p>function</text:p>
          </table:table-cell>
          <table:covered-table-cell table:style-name="ce13"/>
          <table:table-cell table:style-name="ce20" office:value-type="string">
            <text:p>linear</text:p>
          </table:table-cell>
          <table:table-cell table:style-name="ce29" office:value-type="string">
            <text:p>pow2</text:p>
          </table:table-cell>
          <table:table-cell table:style-name="ce20" office:value-type="string">
            <text:p>linear</text:p>
          </table:table-cell>
          <table:table-cell table:style-name="ce29" office:value-type="string">
            <text:p>pow2</text:p>
          </table:table-cell>
          <table:table-cell table:style-name="ce49" office:value-type="string">
            <text:p>linear</text:p>
          </table:table-cell>
          <table:table-cell table:style-name="ce13" office:value-type="string">
            <text:p>linear</text:p>
          </table:table-cell>
          <table:table-cell table:style-name="ce13" table:number-columns-repeated="4"/>
          <table:table-cell table:number-columns-repeated="4"/>
        </table:table-row>
        <table:table-row table:style-name="ro1">
          <table:table-cell table:style-name="ce13" office:value-type="string" table:number-columns-spanned="2" table:number-rows-spanned="1">
            <text:p>Opposite</text:p>
          </table:table-cell>
          <table:covered-table-cell table:style-name="ce13"/>
          <table:table-cell table:style-name="ce21" office:value-type="string">
            <text:p>false</text:p>
          </table:table-cell>
          <table:table-cell table:style-name="ce22" office:value-type="string">
            <text:p>true</text:p>
          </table:table-cell>
          <table:table-cell table:style-name="ce21" office:value-type="string">
            <text:p>false</text:p>
          </table:table-cell>
          <table:table-cell table:style-name="ce22" office:value-type="string">
            <text:p>true</text:p>
          </table:table-cell>
          <table:table-cell table:style-name="ce50" office:value-type="string">
            <text:p>false</text:p>
          </table:table-cell>
          <table:table-cell table:style-name="ce21" office:value-type="string">
            <text:p>false</text:p>
          </table:table-cell>
          <table:table-cell table:style-name="ce21"/>
          <table:table-cell table:style-name="ce21" office:value-type="string">
            <text:p>false</text:p>
          </table:table-cell>
          <table:table-cell table:style-name="ce21"/>
          <table:table-cell table:style-name="ce21" office:value-type="string">
            <text:p>false</text:p>
          </table:table-cell>
          <table:table-cell table:number-columns-repeated="4"/>
        </table:table-row>
        <table:table-row table:style-name="ro1">
          <table:table-cell table:style-name="ce13"/>
          <table:table-cell table:style-name="ce13" office:value-type="string">
            <text:p>roundup</text:p>
          </table:table-cell>
          <table:table-cell table:style-name="ce22" office:value-type="string">
            <text:p>true</text:p>
          </table:table-cell>
          <table:table-cell table:style-name="ce21" office:value-type="string">
            <text:p>false</text:p>
          </table:table-cell>
          <table:table-cell table:style-name="ce22" office:value-type="string">
            <text:p>true</text:p>
          </table:table-cell>
          <table:table-cell table:style-name="ce21" office:value-type="string">
            <text:p>false</text:p>
          </table:table-cell>
          <table:table-cell table:style-name="ce51" office:value-type="string">
            <text:p>true</text:p>
          </table:table-cell>
          <table:table-cell table:style-name="ce21" office:value-type="string">
            <text:p>false</text:p>
          </table:table-cell>
          <table:table-cell table:style-name="ce21"/>
          <table:table-cell table:style-name="ce21" office:value-type="string">
            <text:p>false</text:p>
          </table:table-cell>
          <table:table-cell table:style-name="ce21"/>
          <table:table-cell table:style-name="ce21" office:value-type="string">
            <text:p>false</text:p>
          </table:table-cell>
          <table:table-cell table:number-columns-repeated="4"/>
        </table:table-row>
        <table:table-row table:style-name="ro3">
          <table:table-cell table:style-name="ce13" table:number-columns-repeated="2"/>
          <table:table-cell table:style-name="ce23" office:value-type="string">
            <text:p>if miss or fumble, </text:p>
            <text:p>Check tile </text:p>
            <text:p>passable onMap</text:p>
          </table:table-cell>
          <table:table-cell table:style-name="ce28"/>
          <table:table-cell table:style-name="ce19"/>
          <table:table-cell table:style-name="ce28"/>
          <table:table-cell table:style-name="ce49"/>
          <table:table-cell table:style-name="ce13" office:value-type="string" table:number-columns-spanned="3" table:number-rows-spanned="1">
            <text:p>Warmup &amp; cooldown;</text:p>
            <text:p>Times weight&amp;range factor</text:p>
            <text:p>If fumble||miss cooldown adjust</text:p>
            <text:p>Accordingly</text:p>
          </table:table-cell>
          <table:covered-table-cell table:number-columns-repeated="2" table:style-name="ce13"/>
          <table:table-cell table:style-name="ce13" table:number-columns-repeated="2"/>
          <table:table-cell table:number-columns-repeated="4"/>
        </table:table-row>
        <table:table-row table:style-name="ro1" table:number-rows-repeated="2">
          <table:table-cell table:style-name="ce13" table:number-columns-repeated="2"/>
          <table:table-cell table:style-name="ce19"/>
          <table:table-cell table:style-name="ce28"/>
          <table:table-cell table:style-name="ce19"/>
          <table:table-cell table:style-name="ce28"/>
          <table:table-cell table:style-name="ce49"/>
          <table:table-cell table:style-name="ce13" table:number-columns-repeated="5"/>
          <table:table-cell table:number-columns-repeated="4"/>
        </table:table-row>
        <table:table-row table:style-name="ro1" table:number-rows-repeated="1048554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bench" table:style-name="ta1" table:print="false">
        <table:table-column table:style-name="co1" table:number-columns-repeated="2" table:default-cell-style-name="ce13"/>
        <table:table-column table:style-name="co1" table:default-cell-style-name="ce48"/>
        <table:table-row table:style-name="ro1">
          <table:table-cell table:style-name="ce1" table:number-columns-repeated="2"/>
          <table:table-cell table:style-name="ce45"/>
        </table:table-row>
        <table:table-row table:style-name="ro1">
          <table:table-cell table:style-name="ce2" office:value-type="string" table:number-columns-spanned="2" table:number-rows-spanned="1">
            <text:p>Quality</text:p>
          </table:table-cell>
          <table:covered-table-cell table:style-name="ce2"/>
          <table:table-cell table:style-name="ce46" office:value-type="string">
            <text:p>Range</text:p>
          </table:table-cell>
        </table:table-row>
        <table:table-row table:style-name="ro1">
          <table:table-cell table:style-name="ce3" office:value-type="string">
            <text:p>Value</text:p>
          </table:table-cell>
          <table:table-cell table:style-name="ce3" office:value-type="string">
            <text:p>Label</text:p>
          </table:table-cell>
          <table:table-cell table:style-name="ce47"/>
        </table:table-row>
        <table:table-row table:style-name="ro1">
          <table:table-cell table:style-name="ce4" office:value-type="float" office:value="0">
            <text:p>0</text:p>
          </table:table-cell>
          <table:table-cell table:style-name="ce4" office:value-type="string">
            <text:p>Awful</text:p>
          </table:table-cell>
          <table:table-cell table:formula="of:=ROUNDUP([.$C$15]+[.$C$14]*[.A4])" office:value-type="float" office:value="1">
            <text:p>1,00</text:p>
          </table:table-cell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5" office:value-type="string">
            <text:p>Shoddy</text:p>
          </table:table-cell>
          <table:table-cell table:formula="of:=ROUNDUP([.$C$15]+[.$C$14]*[.A5])" office:value-type="float" office:value="2">
            <text:p>2,00</text:p>
          </table:table-cell>
        </table:table-row>
        <table:table-row table:style-name="ro1">
          <table:table-cell table:style-name="ce6" office:value-type="float" office:value="2">
            <text:p>2</text:p>
          </table:table-cell>
          <table:table-cell table:style-name="ce6" office:value-type="string">
            <text:p>Poor</text:p>
          </table:table-cell>
          <table:table-cell table:formula="of:=ROUNDUP([.$C$15]+[.$C$14]*[.A6])" office:value-type="float" office:value="3">
            <text:p>3,00</text:p>
          </table:table-cell>
        </table:table-row>
        <table:table-row table:style-name="ro1">
          <table:table-cell table:style-name="ce7" office:value-type="float" office:value="3">
            <text:p>3</text:p>
          </table:table-cell>
          <table:table-cell table:style-name="ce7" office:value-type="string">
            <text:p>Normal</text:p>
          </table:table-cell>
          <table:table-cell table:formula="of:=ROUNDUP([.$C$15]+[.$C$14]*[.A7])" office:value-type="float" office:value="3">
            <text:p>3,00</text:p>
          </table:table-cell>
        </table:table-row>
        <table:table-row table:style-name="ro1">
          <table:table-cell table:style-name="ce8" office:value-type="float" office:value="4">
            <text:p>4</text:p>
          </table:table-cell>
          <table:table-cell table:style-name="ce8" office:value-type="string">
            <text:p>Good</text:p>
          </table:table-cell>
          <table:table-cell table:formula="of:=ROUNDUP([.$C$15]+[.$C$14]*[.A8])" office:value-type="float" office:value="4">
            <text:p>4,00</text:p>
          </table:table-cell>
        </table:table-row>
        <table:table-row table:style-name="ro1">
          <table:table-cell table:style-name="ce9" office:value-type="float" office:value="5">
            <text:p>5</text:p>
          </table:table-cell>
          <table:table-cell table:style-name="ce9" office:value-type="string">
            <text:p>Superior</text:p>
          </table:table-cell>
          <table:table-cell table:formula="of:=ROUNDUP([.$C$15]+[.$C$14]*[.A9])" office:value-type="float" office:value="4">
            <text:p>4,00</text:p>
          </table:table-cell>
        </table:table-row>
        <table:table-row table:style-name="ro1">
          <table:table-cell table:style-name="ce10" office:value-type="float" office:value="6">
            <text:p>6</text:p>
          </table:table-cell>
          <table:table-cell table:style-name="ce10" office:value-type="string">
            <text:p>Excellent</text:p>
          </table:table-cell>
          <table:table-cell table:formula="of:=ROUNDUP([.$C$15]+[.$C$14]*[.A10])" office:value-type="float" office:value="5">
            <text:p>5,00</text:p>
          </table:table-cell>
        </table:table-row>
        <table:table-row table:style-name="ro1">
          <table:table-cell table:style-name="ce11" office:value-type="float" office:value="7">
            <text:p>7</text:p>
          </table:table-cell>
          <table:table-cell table:style-name="ce11" office:value-type="string">
            <text:p>Masterwork</text:p>
          </table:table-cell>
          <table:table-cell table:formula="of:=ROUNDUP([.$C$15]+[.$C$14]*[.A11])" office:value-type="float" office:value="6">
            <text:p>6,00</text:p>
          </table:table-cell>
        </table:table-row>
        <table:table-row table:style-name="ro1">
          <table:table-cell table:style-name="ce12" office:value-type="float" office:value="8">
            <text:p>8</text:p>
          </table:table-cell>
          <table:table-cell table:style-name="ce12" office:value-type="string">
            <text:p>Legendary</text:p>
          </table:table-cell>
          <table:table-cell table:formula="of:=ROUNDUP([.$C$15]+[.$C$14]*[.A12])" office:value-type="float" office:value="6">
            <text:p>6,00</text:p>
          </table:table-cell>
        </table:table-row>
        <table:table-row table:style-name="ro1">
          <table:table-cell table:number-columns-repeated="2"/>
          <table:table-cell table:style-name="ce49"/>
        </table:table-row>
        <table:table-row table:style-name="ro1">
          <table:table-cell office:value-type="string" table:number-columns-spanned="2" table:number-rows-spanned="1">
            <text:p>QualityFactor</text:p>
          </table:table-cell>
          <table:covered-table-cell/>
          <table:table-cell table:style-name="ce49" office:value-type="float" office:value="0.6">
            <text:p>0,6</text:p>
          </table:table-cell>
        </table:table-row>
        <table:table-row table:style-name="ro1">
          <table:table-cell office:value-type="string" table:number-columns-spanned="2" table:number-rows-spanned="1">
            <text:p>Base</text:p>
          </table:table-cell>
          <table:covered-table-cell/>
          <table:table-cell table:style-name="ce49" office:value-type="float" office:value="1">
            <text:p>1</text:p>
          </table:table-cell>
        </table:table-row>
        <table:table-row table:style-name="ro1">
          <table:table-cell office:value-type="string" table:number-columns-spanned="2" table:number-rows-spanned="1">
            <text:p>function</text:p>
          </table:table-cell>
          <table:covered-table-cell/>
          <table:table-cell table:style-name="ce49" office:value-type="string">
            <text:p>linear</text:p>
          </table:table-cell>
        </table:table-row>
        <table:table-row table:style-name="ro1">
          <table:table-cell office:value-type="string" table:number-columns-spanned="2" table:number-rows-spanned="1">
            <text:p>Opposite</text:p>
          </table:table-cell>
          <table:covered-table-cell/>
          <table:table-cell table:style-name="ce50" office:value-type="string">
            <text:p>false</text:p>
          </table:table-cell>
        </table:table-row>
        <table:table-row table:style-name="ro1">
          <table:table-cell/>
          <table:table-cell office:value-type="string">
            <text:p>roundup</text:p>
          </table:table-cell>
          <table:table-cell table:style-name="ce51" office:value-type="string">
            <text:p>true</text:p>
          </table:table-cell>
        </table:table-row>
        <table:table-row table:style-name="ro1" table:number-rows-repeated="2">
          <table:table-cell table:number-columns-repeated="2"/>
          <table:table-cell table:style-name="ce49"/>
        </table:table-row>
        <table:table-row table:style-name="ro1">
          <table:table-cell table:number-columns-repeated="2"/>
          <table:table-cell table:style-name="ce4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6">16/04/2018</text:date>, <text:time>03:37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2H31M33S</meta:editing-duration>
    <meta:editing-cycles>17</meta:editing-cycles>
    <meta:generator>OpenOffice/4.1.1$Win32 OpenOffice.org_project/411m6$Build-9775</meta:generator>
    <dc:date>2018-04-16T03:37:48.98</dc:date>
    <dc:creator>etienne gaouyer</dc:creator>
    <meta:document-statistic meta:table-count="3" meta:cell-count="415" meta:object-count="0"/>
    <meta:user-defined meta:name="Info 1"/>
    <meta:user-defined meta:name="Info 2"/>
    <meta:user-defined meta:name="Info 3"/>
    <meta:user-defined meta:name="Info 4"/>
  </office:meta>
</office:document-meta>
</file>